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 style:vertical-align="top"/>
      <style:text-properties style:font-name="Arial" style:font-name-asian="WenQuanYi Zen Hei" style:font-weight-asian="normal" style:font-name-complex="FreeSans"/>
    </style:style>
    <style:style style:name="ce2" style:family="table-cell" style:parent-style-name="Default" style:data-style-name="N125"/>
    <style:style style:name="ce3" style:family="table-cell" style:parent-style-name="Default" style:data-style-name="N1"/>
    <style:style style:name="gr1" style:family="graphic">
      <style:graphic-properties draw:ole-draw-aspect="1"/>
    </style:style>
    <style:style style:name="T1" style:family="text">
      <style:text-properties fo:font-weight="bold" style:font-name-asian="WenQuanYi Zen Hei" style:font-weight-asian="bold" style:font-name-complex="FreeSans" style:font-weight-complex="bold"/>
    </style:style>
    <style:style style:name="T2" style:family="text">
      <style:text-properties style:font-name-asian="WenQuanYi Zen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>
            <text:p>#threads</text:p>
          </table:table-cell>
          <table:table-cell/>
        </table:table-row>
        <table:table-row table:style-name="ro1">
          <table:table-cell office:value-type="string">
            <text:p>RIPE NCC RPKI Root,0,509009,0</text:p>
          </table:table-cell>
          <table:table-cell office:value-type="string">
            <text:p>sequential rsyn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PE NCC RPKI Root,0,68221,0</text:p>
          </table:table-cell>
          <table:table-cell office:value-type="string">
            <text:p>parallel rsync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IPE NCC RPKI Root,0,99631,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IPE NCC RPKI Root,0,86489,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IPE NCC RPKI Root,0,80662,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IPE NCC RPKI Root,0,57170,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IPE NCC RPKI Root,0,32270,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erttest-1,0,264083,0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erttest-1,0,150403,0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certtest-1,0,91881,0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certtest-1,0,67075,0</text:p>
          </table:table-cell>
          <table:table-cell/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certtest-1,0,58748,0</text:p>
          </table:table-cell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certtest-1,0,55969,0</text:p>
          </table:table-cell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certtest-1,0,55879,0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string">
            <text:p>certtest-1,0,59156,0</text:p>
          </table:table-cell>
          <table:table-cell/>
          <table:table-cell office:value-type="float" office:value="256">
            <text:p>256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nections/host</text:p>
          </table:table-cell>
        </table:table-row>
        <table:table-row table:style-name="ro1">
          <table:table-cell office:value-type="string">
            <text:p>certtest-1,0,67987,0</text:p>
          </table:table-cell>
          <table:table-cell office:value-type="string">
            <text:p>htt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rttest-1,0,29629,0</text:p>
          </table:table-cell>
          <table:table-cell office:value-type="string">
            <text:p>http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certtest-1,0,32263,0</text:p>
          </table:table-cell>
          <table:table-cell office:value-type="string">
            <text:p>http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erttest-1,0,75299,0</text:p>
          </table:table-cell>
          <table:table-cell office:value-type="string">
            <text:p>http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</table:table-row>
      </table:table>
      <table:table table:name="http" table:style-name="ta1">
        <table:shapes>
          <draw:frame draw:z-index="0" draw:style-name="gr1" svg:width="7.4126in" svg:height="5.4512in" svg:x="3.7598in" svg:y="0.4835in">
            <draw:object draw:notify-on-update-of-ranges="http.A2:http.A34 http.B1:http.B1 http.B2:http.B34 http.C1:http.C1 http.C2:http.C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#parallelism</text:p>
          </table:table-cell>
          <table:table-cell office:value-type="string">
            <text:p>~no latency</text:p>
          </table:table-cell>
          <table:table-cell office:value-type="string">
            <text:p>100ms laten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.715">
            <text:p>22.715</text:p>
          </table:table-cell>
          <table:table-cell office:value-type="float" office:value="1224.258">
            <text:p>1224.25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09">
            <text:p>6.09</text:p>
          </table:table-cell>
          <table:table-cell office:value-type="float" office:value="309.56">
            <text:p>309.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351">
            <text:p>3.351</text:p>
          </table:table-cell>
          <table:table-cell office:value-type="float" office:value="155.231">
            <text:p>155.23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5">
            <text:p>2.5</text:p>
          </table:table-cell>
          <table:table-cell office:value-type="float" office:value="103.841">
            <text:p>103.8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035">
            <text:p>2.035</text:p>
          </table:table-cell>
          <table:table-cell office:value-type="float" office:value="77.403">
            <text:p>77.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801">
            <text:p>1.801</text:p>
          </table:table-cell>
          <table:table-cell office:value-type="float" office:value="63.075">
            <text:p>63.07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556">
            <text:p>1.556</text:p>
          </table:table-cell>
          <table:table-cell office:value-type="float" office:value="52.026">
            <text:p>52.02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522">
            <text:p>1.522</text:p>
          </table:table-cell>
          <table:table-cell office:value-type="float" office:value="45.143">
            <text:p>45.14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494">
            <text:p>1.494</text:p>
          </table:table-cell>
          <table:table-cell office:value-type="float" office:value="39.138">
            <text:p>39.13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496">
            <text:p>1.496</text:p>
          </table:table-cell>
          <table:table-cell office:value-type="float" office:value="35.718">
            <text:p>35.71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507">
            <text:p>1.507</text:p>
          </table:table-cell>
          <table:table-cell office:value-type="float" office:value="32.398">
            <text:p>32.39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51">
            <text:p>1.51</text:p>
          </table:table-cell>
          <table:table-cell office:value-type="float" office:value="29.852">
            <text:p>29.85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519">
            <text:p>1.519</text:p>
          </table:table-cell>
          <table:table-cell office:value-type="float" office:value="26.462">
            <text:p>26.46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491">
            <text:p>1.491</text:p>
          </table:table-cell>
          <table:table-cell office:value-type="float" office:value="25.228">
            <text:p>25.22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504">
            <text:p>1.504</text:p>
          </table:table-cell>
          <table:table-cell office:value-type="float" office:value="22.786">
            <text:p>22.78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516">
            <text:p>1.516</text:p>
          </table:table-cell>
          <table:table-cell office:value-type="float" office:value="21.397">
            <text:p>21.39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512">
            <text:p>1.512</text:p>
          </table:table-cell>
          <table:table-cell office:value-type="float" office:value="19.92">
            <text:p>19.9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523">
            <text:p>1.523</text:p>
          </table:table-cell>
          <table:table-cell office:value-type="float" office:value="18.023">
            <text:p>18.0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502">
            <text:p>1.502</text:p>
          </table:table-cell>
          <table:table-cell office:value-type="float" office:value="16.169">
            <text:p>16.16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534">
            <text:p>1.534</text:p>
          </table:table-cell>
          <table:table-cell office:value-type="float" office:value="14.974">
            <text:p>14.9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516">
            <text:p>1.516</text:p>
          </table:table-cell>
          <table:table-cell office:value-type="float" office:value="13.755">
            <text:p>13.75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535">
            <text:p>1.535</text:p>
          </table:table-cell>
          <table:table-cell office:value-type="float" office:value="12.693">
            <text:p>12.69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559">
            <text:p>1.559</text:p>
          </table:table-cell>
          <table:table-cell office:value-type="float" office:value="11.778">
            <text:p>11.77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553">
            <text:p>1.553</text:p>
          </table:table-cell>
          <table:table-cell office:value-type="float" office:value="11.153">
            <text:p>11.15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531">
            <text:p>1.531</text:p>
          </table:table-cell>
          <table:table-cell office:value-type="float" office:value="10.448">
            <text:p>10.44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544">
            <text:p>1.544</text:p>
          </table:table-cell>
          <table:table-cell office:value-type="float" office:value="9.31">
            <text:p>9.3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.545">
            <text:p>8.545</text:p>
          </table:table-cell>
          <table:table-cell office:value-type="float" office:value="8.557">
            <text:p>8.557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.542">
            <text:p>8.542</text:p>
          </table:table-cell>
          <table:table-cell office:value-type="float" office:value="7.821">
            <text:p>7.82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.535">
            <text:p>8.535</text:p>
          </table:table-cell>
          <table:table-cell office:value-type="float" office:value="7.187">
            <text:p>7.18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.556">
            <text:p>8.556</text:p>
          </table:table-cell>
          <table:table-cell office:value-type="float" office:value="6.787">
            <text:p>6.787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.581">
            <text:p>8.581</text:p>
          </table:table-cell>
          <table:table-cell office:value-type="float" office:value="6.274">
            <text:p>6.27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.552">
            <text:p>8.552</text:p>
          </table:table-cell>
          <table:table-cell office:value-type="float" office:value="6.077">
            <text:p>6.07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.548">
            <text:p>8.548</text:p>
          </table:table-cell>
          <table:table-cell office:value-type="float" office:value="5.584">
            <text:p>5.58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2">
            <text:p><text:span text:style-name="T1">Parallelism</text:span><text:span text:style-name="T2">: - number of concurrent threads used to fetch manifests. Same used as number of simultaneous http connections.</text:span></text:p>
            <text:p><text:span text:style-name="T2"/></text:p>
            <text:p><text:span text:style-name="T1">Apache MaxClients = 150</text:span><text:span text:style-name="T2">: Any connection attempts over the MaxClients limit will normally be queued.</text:span>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table table:name="rsync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#parallelism</text:p>
          </table:table-cell>
          <table:table-cell office:value-type="string">
            <text:p>time (s)</text:p>
          </table:table-cell>
          <table:table-cell office:value-type="string">
            <text:p>req/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.A2]/[.B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.A3]/[.B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[.A4]/[.B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.A5]/[.B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[.A6]/[.B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[.A7]/[.B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[.A8]/[.B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A9]/[.B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[.A10]/[.B1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[.A11]/[.B1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[.A12]/[.B1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[.A13]/[.B1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A14]/[.B1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[.A15]/[.B1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[.A16]/[.B1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A17]/[.B1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[.A18]/[.B1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A19]/[.B1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[.A20]/[.B2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[.A21]/[.B2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A22]/[.B2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A23]/[.B2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A24]/[.B2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[.A25]/[.B2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A26]/[.B2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A27]/[.B2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A28]/[.B2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A29]/[.B2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[.A30]/[.B3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A31]/[.B3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A32]/[.B3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A33]/[.B3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[.A34]/[.B3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[.A35]/[.B3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[.A36]/[.B3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[.A37]/[.B3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[.A38]/[.B3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[.A39]/[.B3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[.A40]/[.B4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A41]/[.B4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[.A42]/[.B4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[.A43]/[.B4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[.A44]/[.B4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[.A45]/[.B4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[.A46]/[.B4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[.A47]/[.B4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[.A48]/[.B48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A49]/[.B4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[.A50]/[.B5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[.A51]/[.B5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/>
          <table:table-cell table:formula="of:=[.A52]/[.B5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/>
          <table:table-cell table:formula="of:=[.A53]/[.B5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/>
          <table:table-cell table:formula="of:=[.A54]/[.B5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/>
          <table:table-cell table:formula="of:=[.A55]/[.B5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formula="of:=[.A56]/[.B5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A57]/[.B57]" office:value-type="float" office:value="0">
            <text:p>#DIV/0!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table:number-columns-spanned="5" table:number-rows-spanned="12">
            <text:p><text:span text:style-name="T1">Parallelism</text:span><text:span text:style-name="T2">: - number of concurrent threads used to fetch manifests. Same used as number of simultaneous rsync connections.</text:span>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pache" table:style-name="ta1">
        <table:shapes>
          <draw:frame draw:z-index="0" draw:style-name="gr1" svg:width="6.2961in" svg:height="3.5398in" svg:x="4.4319in" svg:y="1.5335in">
            <draw:object draw:notify-on-update-of-ranges="apache.A2:apache.A161 apache.C1:apache.C1 apache.C2:apache.C1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ncurrency</text:p>
          </table:table-cell>
          <table:table-cell office:value-type="string">
            <text:p>req/s</text:p>
          </table:table-cell>
          <table:table-cell office:value-type="string">
            <text:p>800kB 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.27">
            <text:p>111.27</text:p>
          </table:table-cell>
          <table:table-cell office:value-type="float" office:value="8.987">
            <text:p>8.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8">
            <text:p>138.58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8.66">
            <text:p>138.66</text:p>
          </table:table-cell>
          <table:table-cell office:value-type="float" office:value="7.212">
            <text:p>7.2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8.65">
            <text:p>138.65</text:p>
          </table:table-cell>
          <table:table-cell office:value-type="float" office:value="7.212">
            <text:p>7.2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8.65">
            <text:p>138.65</text:p>
          </table:table-cell>
          <table:table-cell office:value-type="float" office:value="7.212">
            <text:p>7.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8.66">
            <text:p>138.66</text:p>
          </table:table-cell>
          <table:table-cell office:value-type="float" office:value="7.212">
            <text:p>7.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8.65">
            <text:p>138.65</text:p>
          </table:table-cell>
          <table:table-cell office:value-type="float" office:value="7.213">
            <text:p>7.2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.64">
            <text:p>138.64</text:p>
          </table:table-cell>
          <table:table-cell office:value-type="float" office:value="7.213">
            <text:p>7.2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.65">
            <text:p>138.65</text:p>
          </table:table-cell>
          <table:table-cell office:value-type="float" office:value="7.212">
            <text:p>7.2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8.63">
            <text:p>138.63</text:p>
          </table:table-cell>
          <table:table-cell office:value-type="float" office:value="7.213">
            <text:p>7.2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.63">
            <text:p>138.63</text:p>
          </table:table-cell>
          <table:table-cell office:value-type="float" office:value="7.213">
            <text:p>7.2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8.62">
            <text:p>138.62</text:p>
          </table:table-cell>
          <table:table-cell office:value-type="float" office:value="7.214">
            <text:p>7.2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8.61">
            <text:p>138.61</text:p>
          </table:table-cell>
          <table:table-cell office:value-type="float" office:value="7.214">
            <text:p>7.2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.6">
            <text:p>138.6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8.57">
            <text:p>138.57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8.62">
            <text:p>138.62</text:p>
          </table:table-cell>
          <table:table-cell office:value-type="float" office:value="7.214">
            <text:p>7.2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8.62">
            <text:p>138.62</text:p>
          </table:table-cell>
          <table:table-cell office:value-type="float" office:value="7.214">
            <text:p>7.2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.56">
            <text:p>138.56</text:p>
          </table:table-cell>
          <table:table-cell office:value-type="float" office:value="7.217">
            <text:p>7.2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8.56">
            <text:p>138.56</text:p>
          </table:table-cell>
          <table:table-cell office:value-type="float" office:value="7.217">
            <text:p>7.2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8.6">
            <text:p>138.6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8.55">
            <text:p>138.55</text:p>
          </table:table-cell>
          <table:table-cell office:value-type="float" office:value="7.218">
            <text:p>7.2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8.53">
            <text:p>138.53</text:p>
          </table:table-cell>
          <table:table-cell office:value-type="float" office:value="7.219">
            <text:p>7.2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8.63">
            <text:p>138.63</text:p>
          </table:table-cell>
          <table:table-cell office:value-type="float" office:value="7.213">
            <text:p>7.2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8.61">
            <text:p>138.61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8.53">
            <text:p>138.53</text:p>
          </table:table-cell>
          <table:table-cell office:value-type="float" office:value="7.219">
            <text:p>7.2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8.56">
            <text:p>138.56</text:p>
          </table:table-cell>
          <table:table-cell office:value-type="float" office:value="7.217">
            <text:p>7.2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8.59">
            <text:p>138.59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8.59">
            <text:p>138.59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8.49">
            <text:p>138.49</text:p>
          </table:table-cell>
          <table:table-cell office:value-type="float" office:value="7.221">
            <text:p>7.2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8.47">
            <text:p>138.47</text:p>
          </table:table-cell>
          <table:table-cell office:value-type="float" office:value="7.222">
            <text:p>7.2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8.59">
            <text:p>138.59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8.59">
            <text:p>138.59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8.48">
            <text:p>138.48</text:p>
          </table:table-cell>
          <table:table-cell office:value-type="float" office:value="7.221">
            <text:p>7.2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8.58">
            <text:p>138.58</text:p>
          </table:table-cell>
          <table:table-cell office:value-type="float" office:value="7.216">
            <text:p>7.2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8.57">
            <text:p>138.57</text:p>
          </table:table-cell>
          <table:table-cell office:value-type="float" office:value="7.217">
            <text:p>7.2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8.41">
            <text:p>138.41</text:p>
          </table:table-cell>
          <table:table-cell office:value-type="float" office:value="7.225">
            <text:p>7.2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8.43">
            <text:p>138.43</text:p>
          </table:table-cell>
          <table:table-cell office:value-type="float" office:value="7.224">
            <text:p>7.22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8.57">
            <text:p>138.57</text:p>
          </table:table-cell>
          <table:table-cell office:value-type="float" office:value="7.217">
            <text:p>7.2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8.44">
            <text:p>138.44</text:p>
          </table:table-cell>
          <table:table-cell office:value-type="float" office:value="7.223">
            <text:p>7.2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8.5">
            <text:p>138.5</text:p>
          </table:table-cell>
          <table:table-cell office:value-type="float" office:value="7.22">
            <text:p>7.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8.42">
            <text:p>138.42</text:p>
          </table:table-cell>
          <table:table-cell office:value-type="float" office:value="7.224">
            <text:p>7.22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8.42">
            <text:p>138.42</text:p>
          </table:table-cell>
          <table:table-cell office:value-type="float" office:value="7.225">
            <text:p>7.22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8.55">
            <text:p>138.55</text:p>
          </table:table-cell>
          <table:table-cell office:value-type="float" office:value="7.218">
            <text:p>7.21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8.41">
            <text:p>138.41</text:p>
          </table:table-cell>
          <table:table-cell office:value-type="float" office:value="7.225">
            <text:p>7.2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8.5">
            <text:p>138.5</text:p>
          </table:table-cell>
          <table:table-cell office:value-type="float" office:value="7.22">
            <text:p>7.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8.54">
            <text:p>138.54</text:p>
          </table:table-cell>
          <table:table-cell office:value-type="float" office:value="7.218">
            <text:p>7.2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8.35">
            <text:p>138.35</text:p>
          </table:table-cell>
          <table:table-cell office:value-type="float" office:value="7.228">
            <text:p>7.2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8.54">
            <text:p>138.54</text:p>
          </table:table-cell>
          <table:table-cell office:value-type="float" office:value="7.218">
            <text:p>7.2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38.38">
            <text:p>138.38</text:p>
          </table:table-cell>
          <table:table-cell office:value-type="float" office:value="7.227">
            <text:p>7.22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8.5">
            <text:p>138.5</text:p>
          </table:table-cell>
          <table:table-cell office:value-type="float" office:value="7.22">
            <text:p>7.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8.51">
            <text:p>138.51</text:p>
          </table:table-cell>
          <table:table-cell office:value-type="float" office:value="7.219">
            <text:p>7.21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8.31">
            <text:p>138.31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8.54">
            <text:p>138.54</text:p>
          </table:table-cell>
          <table:table-cell office:value-type="float" office:value="7.218">
            <text:p>7.21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38.35">
            <text:p>138.35</text:p>
          </table:table-cell>
          <table:table-cell office:value-type="float" office:value="7.228">
            <text:p>7.2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8.4">
            <text:p>138.4</text:p>
          </table:table-cell>
          <table:table-cell office:value-type="float" office:value="7.225">
            <text:p>7.2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8.33">
            <text:p>138.33</text:p>
          </table:table-cell>
          <table:table-cell office:value-type="float" office:value="7.229">
            <text:p>7.2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8.5">
            <text:p>138.5</text:p>
          </table:table-cell>
          <table:table-cell office:value-type="float" office:value="7.22">
            <text:p>7.2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8.3">
            <text:p>138.3</text:p>
          </table:table-cell>
          <table:table-cell office:value-type="float" office:value="7.231">
            <text:p>7.2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8.35">
            <text:p>138.35</text:p>
          </table:table-cell>
          <table:table-cell office:value-type="float" office:value="7.228">
            <text:p>7.2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8.29">
            <text:p>138.29</text:p>
          </table:table-cell>
          <table:table-cell office:value-type="float" office:value="7.231">
            <text:p>7.23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8.47">
            <text:p>138.47</text:p>
          </table:table-cell>
          <table:table-cell office:value-type="float" office:value="7.222">
            <text:p>7.2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8.29">
            <text:p>138.29</text:p>
          </table:table-cell>
          <table:table-cell office:value-type="float" office:value="7.231">
            <text:p>7.23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.35">
            <text:p>138.35</text:p>
          </table:table-cell>
          <table:table-cell office:value-type="float" office:value="7.228">
            <text:p>7.2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8.26">
            <text:p>138.26</text:p>
          </table:table-cell>
          <table:table-cell office:value-type="float" office:value="7.233">
            <text:p>7.2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8.31">
            <text:p>138.31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1.94">
            <text:p>141.94</text:p>
          </table:table-cell>
          <table:table-cell office:value-type="float" office:value="7.045">
            <text:p>7.04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8.42">
            <text:p>138.42</text:p>
          </table:table-cell>
          <table:table-cell office:value-type="float" office:value="7.224">
            <text:p>7.2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8.27">
            <text:p>138.27</text:p>
          </table:table-cell>
          <table:table-cell office:value-type="float" office:value="7.232">
            <text:p>7.2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8.88">
            <text:p>128.88</text:p>
          </table:table-cell>
          <table:table-cell office:value-type="float" office:value="7.759">
            <text:p>7.7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8.34">
            <text:p>138.34</text:p>
          </table:table-cell>
          <table:table-cell office:value-type="float" office:value="7.229">
            <text:p>7.22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8.26">
            <text:p>138.26</text:p>
          </table:table-cell>
          <table:table-cell office:value-type="float" office:value="7.233">
            <text:p>7.23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38.26">
            <text:p>138.26</text:p>
          </table:table-cell>
          <table:table-cell office:value-type="float" office:value="7.233">
            <text:p>7.2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8.21">
            <text:p>138.21</text:p>
          </table:table-cell>
          <table:table-cell office:value-type="float" office:value="7.235">
            <text:p>7.2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8.32">
            <text:p>138.32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38.32">
            <text:p>138.32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8.24">
            <text:p>138.24</text:p>
          </table:table-cell>
          <table:table-cell office:value-type="float" office:value="7.234">
            <text:p>7.2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8.14">
            <text:p>138.14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8.4">
            <text:p>138.4</text:p>
          </table:table-cell>
          <table:table-cell office:value-type="float" office:value="7.226">
            <text:p>7.22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8.09">
            <text:p>138.09</text:p>
          </table:table-cell>
          <table:table-cell office:value-type="float" office:value="7.242">
            <text:p>7.24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8.39">
            <text:p>138.39</text:p>
          </table:table-cell>
          <table:table-cell office:value-type="float" office:value="7.226">
            <text:p>7.2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8.1">
            <text:p>138.1</text:p>
          </table:table-cell>
          <table:table-cell office:value-type="float" office:value="7.241">
            <text:p>7.24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8.12">
            <text:p>138.12</text:p>
          </table:table-cell>
          <table:table-cell office:value-type="float" office:value="7.24">
            <text:p>7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8.13">
            <text:p>138.13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38.13">
            <text:p>138.13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38.38">
            <text:p>138.38</text:p>
          </table:table-cell>
          <table:table-cell office:value-type="float" office:value="7.227">
            <text:p>7.22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38.37">
            <text:p>138.37</text:p>
          </table:table-cell>
          <table:table-cell office:value-type="float" office:value="7.227">
            <text:p>7.22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38.18">
            <text:p>138.18</text:p>
          </table:table-cell>
          <table:table-cell office:value-type="float" office:value="7.237">
            <text:p>7.23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8.13">
            <text:p>138.13</text:p>
          </table:table-cell>
          <table:table-cell office:value-type="float" office:value="7.24">
            <text:p>7.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38.11">
            <text:p>138.11</text:p>
          </table:table-cell>
          <table:table-cell office:value-type="float" office:value="7.241">
            <text:p>7.24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8.35">
            <text:p>138.35</text:p>
          </table:table-cell>
          <table:table-cell office:value-type="float" office:value="7.228">
            <text:p>7.2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8.06">
            <text:p>138.06</text:p>
          </table:table-cell>
          <table:table-cell office:value-type="float" office:value="7.243">
            <text:p>7.24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8.45">
            <text:p>138.45</text:p>
          </table:table-cell>
          <table:table-cell office:value-type="float" office:value="7.223">
            <text:p>7.22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8.05">
            <text:p>138.05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8.05">
            <text:p>138.05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8.14">
            <text:p>138.14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38.34">
            <text:p>138.34</text:p>
          </table:table-cell>
          <table:table-cell office:value-type="float" office:value="7.229">
            <text:p>7.22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8.12">
            <text:p>138.12</text:p>
          </table:table-cell>
          <table:table-cell office:value-type="float" office:value="7.24">
            <text:p>7.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38.1">
            <text:p>138.1</text:p>
          </table:table-cell>
          <table:table-cell office:value-type="float" office:value="7.241">
            <text:p>7.2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38.03">
            <text:p>138.03</text:p>
          </table:table-cell>
          <table:table-cell office:value-type="float" office:value="7.245">
            <text:p>7.2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8.32">
            <text:p>138.32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8.05">
            <text:p>138.05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37.98">
            <text:p>137.98</text:p>
          </table:table-cell>
          <table:table-cell office:value-type="float" office:value="7.247">
            <text:p>7.24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38.31">
            <text:p>138.31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8.06">
            <text:p>138.06</text:p>
          </table:table-cell>
          <table:table-cell office:value-type="float" office:value="7.243">
            <text:p>7.24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8.09">
            <text:p>138.09</text:p>
          </table:table-cell>
          <table:table-cell office:value-type="float" office:value="7.242">
            <text:p>7.24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38.08">
            <text:p>138.08</text:p>
          </table:table-cell>
          <table:table-cell office:value-type="float" office:value="7.242">
            <text:p>7.24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8.21">
            <text:p>138.21</text:p>
          </table:table-cell>
          <table:table-cell office:value-type="float" office:value="7.235">
            <text:p>7.23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7.97">
            <text:p>137.97</text:p>
          </table:table-cell>
          <table:table-cell office:value-type="float" office:value="7.248">
            <text:p>7.24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8">
            <text:p>138</text:p>
          </table:table-cell>
          <table:table-cell office:value-type="float" office:value="7.246">
            <text:p>7.24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8.06">
            <text:p>138.06</text:p>
          </table:table-cell>
          <table:table-cell office:value-type="float" office:value="7.243">
            <text:p>7.24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8.03">
            <text:p>138.03</text:p>
          </table:table-cell>
          <table:table-cell office:value-type="float" office:value="7.245">
            <text:p>7.24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8.27">
            <text:p>138.27</text:p>
          </table:table-cell>
          <table:table-cell office:value-type="float" office:value="7.232">
            <text:p>7.23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8.18">
            <text:p>138.18</text:p>
          </table:table-cell>
          <table:table-cell office:value-type="float" office:value="7.237">
            <text:p>7.23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8.25">
            <text:p>138.25</text:p>
          </table:table-cell>
          <table:table-cell office:value-type="float" office:value="7.233">
            <text:p>7.23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8.32">
            <text:p>138.32</text:p>
          </table:table-cell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8.29">
            <text:p>138.29</text:p>
          </table:table-cell>
          <table:table-cell office:value-type="float" office:value="7.231">
            <text:p>7.23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.27">
            <text:p>138.27</text:p>
          </table:table-cell>
          <table:table-cell office:value-type="float" office:value="7.232">
            <text:p>7.23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50.05">
            <text:p>150.05</text:p>
          </table:table-cell>
          <table:table-cell office:value-type="float" office:value="6.664">
            <text:p>6.66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8.15">
            <text:p>138.15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37.97">
            <text:p>137.97</text:p>
          </table:table-cell>
          <table:table-cell office:value-type="float" office:value="7.248">
            <text:p>7.24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8.2">
            <text:p>138.2</text:p>
          </table:table-cell>
          <table:table-cell office:value-type="float" office:value="7.236">
            <text:p>7.23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7.91">
            <text:p>137.91</text:p>
          </table:table-cell>
          <table:table-cell office:value-type="float" office:value="7.251">
            <text:p>7.25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7.99">
            <text:p>137.99</text:p>
          </table:table-cell>
          <table:table-cell office:value-type="float" office:value="7.247">
            <text:p>7.24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7.88">
            <text:p>137.88</text:p>
          </table:table-cell>
          <table:table-cell office:value-type="float" office:value="7.253">
            <text:p>7.25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8.22">
            <text:p>138.22</text:p>
          </table:table-cell>
          <table:table-cell office:value-type="float" office:value="7.235">
            <text:p>7.23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.21">
            <text:p>138.21</text:p>
          </table:table-cell>
          <table:table-cell office:value-type="float" office:value="7.236">
            <text:p>7.23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8.16">
            <text:p>138.16</text:p>
          </table:table-cell>
          <table:table-cell office:value-type="float" office:value="7.238">
            <text:p>7.2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7.82">
            <text:p>137.82</text:p>
          </table:table-cell>
          <table:table-cell office:value-type="float" office:value="7.256">
            <text:p>7.25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3.05">
            <text:p>143.05</text:p>
          </table:table-cell>
          <table:table-cell office:value-type="float" office:value="6.99">
            <text:p>6.9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8.05">
            <text:p>138.05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7.86">
            <text:p>137.86</text:p>
          </table:table-cell>
          <table:table-cell office:value-type="float" office:value="7.254">
            <text:p>7.25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7.85">
            <text:p>137.85</text:p>
          </table:table-cell>
          <table:table-cell office:value-type="float" office:value="7.254">
            <text:p>7.25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8.14">
            <text:p>138.14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8.03">
            <text:p>138.03</text:p>
          </table:table-cell>
          <table:table-cell office:value-type="float" office:value="7.245">
            <text:p>7.24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8.04">
            <text:p>138.04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.17">
            <text:p>138.17</text:p>
          </table:table-cell>
          <table:table-cell office:value-type="float" office:value="7.238">
            <text:p>7.2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.04">
            <text:p>138.04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.83">
            <text:p>137.83</text:p>
          </table:table-cell>
          <table:table-cell office:value-type="float" office:value="7.255">
            <text:p>7.2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7.95">
            <text:p>137.95</text:p>
          </table:table-cell>
          <table:table-cell office:value-type="float" office:value="7.249">
            <text:p>7.2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6.74">
            <text:p>116.74</text:p>
          </table:table-cell>
          <table:table-cell office:value-type="float" office:value="8.566">
            <text:p>8.56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8.13">
            <text:p>138.13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8.13">
            <text:p>138.13</text:p>
          </table:table-cell>
          <table:table-cell office:value-type="float" office:value="7.24">
            <text:p>7.2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38.04">
            <text:p>138.04</text:p>
          </table:table-cell>
          <table:table-cell office:value-type="float" office:value="7.244">
            <text:p>7.24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38.16">
            <text:p>138.16</text:p>
          </table:table-cell>
          <table:table-cell office:value-type="float" office:value="7.238">
            <text:p>7.23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37.84">
            <text:p>137.84</text:p>
          </table:table-cell>
          <table:table-cell office:value-type="float" office:value="7.255">
            <text:p>7.25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7.96">
            <text:p>137.96</text:p>
          </table:table-cell>
          <table:table-cell office:value-type="float" office:value="7.249">
            <text:p>7.24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38.08">
            <text:p>138.08</text:p>
          </table:table-cell>
          <table:table-cell office:value-type="float" office:value="7.242">
            <text:p>7.24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37.84">
            <text:p>137.84</text:p>
          </table:table-cell>
          <table:table-cell office:value-type="float" office:value="7.255">
            <text:p>7.25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7.97">
            <text:p>137.97</text:p>
          </table:table-cell>
          <table:table-cell office:value-type="float" office:value="7.248">
            <text:p>7.2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.14">
            <text:p>138.14</text:p>
          </table:table-cell>
          <table:table-cell office:value-type="float" office:value="7.239">
            <text:p>7.23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8.56">
            <text:p>28.56</text:p>
          </table:table-cell>
          <table:table-cell office:value-type="float" office:value="35.018">
            <text:p>35.01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8.62">
            <text:p>28.62</text:p>
          </table:table-cell>
          <table:table-cell office:value-type="float" office:value="34.946">
            <text:p>34.94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9.01">
            <text:p>29.01</text:p>
          </table:table-cell>
          <table:table-cell office:value-type="float" office:value="34.471">
            <text:p>34.47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8.13">
            <text:p>28.13</text:p>
          </table:table-cell>
          <table:table-cell office:value-type="float" office:value="35.545">
            <text:p>35.54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8.78">
            <text:p>28.78</text:p>
          </table:table-cell>
          <table:table-cell office:value-type="float" office:value="34.746">
            <text:p>34.74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8.6">
            <text:p>28.6</text:p>
          </table:table-cell>
          <table:table-cell office:value-type="float" office:value="34.968">
            <text:p>34.96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8.5">
            <text:p>28.5</text:p>
          </table:table-cell>
          <table:table-cell office:value-type="float" office:value="35.083">
            <text:p>35.08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8.39">
            <text:p>28.39</text:p>
          </table:table-cell>
          <table:table-cell office:value-type="float" office:value="35.229">
            <text:p>35.2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9.15">
            <text:p>29.15</text:p>
          </table:table-cell>
          <table:table-cell office:value-type="float" office:value="34.306">
            <text:p>34.3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9.63">
            <text:p>29.63</text:p>
          </table:table-cell>
          <table:table-cell office:value-type="float" office:value="33.752">
            <text:p>33.752</text:p>
          </table:table-cell>
        </table:table-row>
      </table:table>
      <table:table table:name="repo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2" office:value-type="string">
            <text:p>Repository</text:p>
          </table:table-cell>
          <table:table-cell/>
        </table:table-row>
        <table:table-row table:style-name="ro1">
          <table:table-cell office:value-type="string">
            <text:p>#objects</text:p>
          </table:table-cell>
          <table:table-cell office:value-type="float" office:value="69006">
            <text:p>69006</text:p>
          </table:table-cell>
        </table:table-row>
        <table:table-row table:style-name="ro2">
          <table:table-cell office:value-type="string">
            <text:p>#Cas</text:p>
          </table:table-cell>
          <table:table-cell office:value-type="float" office:value="12002">
            <text:p>12002</text:p>
          </table:table-cell>
        </table:table-row>
        <table:table-row table:style-name="ro2">
          <table:table-cell office:value-type="string">
            <text:p>#Roas</text:p>
          </table:table-cell>
          <table:table-cell office:value-type="float" office:value="33000">
            <text:p>33000</text:p>
          </table:table-cell>
        </table:table-row>
        <table:table-row table:style-name="ro1">
          <table:table-cell office:value-type="string">
            <text:p>#CA certs</text:p>
          </table:table-cell>
          <table:table-cell office:value-type="float" office:value="12002">
            <text:p>12002</text:p>
          </table:table-cell>
        </table:table-row>
        <table:table-row table:style-name="ro1">
          <table:table-cell office:value-type="string">
            <text:p>Total size (MB)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Disk Usage (MiB)</text:p>
          </table:table-cell>
          <table:table-cell office:value-type="float" office:value="270">
            <text:p>27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ttp2" table:style-name="ta1">
        <table:shapes>
          <draw:frame draw:z-index="0" draw:style-name="gr1" svg:width="6.298in" svg:height="3.5449in" svg:x="5.2358in" svg:y="1.6524in">
            <draw:object draw:notify-on-update-of-ranges="http2.A2:http2.A26 http2.A2:http2.A26 http2.B1:http2.B1 http2.B2:http2.B26 http2.A2:http2.A26 http2.C1:http2.C1 http2.C2:http2.C26 http2.A2:http2.A26 http2.D1:http2.D1 http2.D2:http2.D26 http2.A2:http2.A26 http2.E1:http2.E1 http2.E2:http2.E26 http2.A2:http2.A26 http2.F1:http2.F1 http2.F2:http2.F26 http2.A2:http2.A26 http2.G1:http2.G1 http2.G2:http2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>
            <text:p>concurrency</text:p>
          </table:table-cell>
          <table:table-cell office:value-type="string">
            <text:p>0 ms</text:p>
          </table:table-cell>
          <table:table-cell office:value-type="string">
            <text:p>5 ms</text:p>
          </table:table-cell>
          <table:table-cell office:value-type="string">
            <text:p>10 ms</text:p>
          </table:table-cell>
          <table:table-cell office:value-type="string">
            <text:p>25 ms</text:p>
          </table:table-cell>
          <table:table-cell office:value-type="string">
            <text:p>50 ms</text:p>
          </table:table-cell>
          <table:table-cell office:value-type="string">
            <text:p>100 m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478">
            <text:p>5.478</text:p>
          </table:table-cell>
          <table:table-cell office:value-type="float" office:value="20.865">
            <text:p>20.865</text:p>
          </table:table-cell>
          <table:table-cell office:value-type="float" office:value="37.265">
            <text:p>37.265</text:p>
          </table:table-cell>
          <table:table-cell office:value-type="float" office:value="81.738">
            <text:p>81.738</text:p>
          </table:table-cell>
          <table:table-cell office:value-type="float" office:value="156.942">
            <text:p>156.942</text:p>
          </table:table-cell>
          <table:table-cell office:value-type="float" office:value="306.8">
            <text:p>306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1">
            <text:p>2.71</text:p>
          </table:table-cell>
          <table:table-cell office:value-type="float" office:value="11.005">
            <text:p>11.005</text:p>
          </table:table-cell>
          <table:table-cell office:value-type="float" office:value="18.18">
            <text:p>18.18</text:p>
          </table:table-cell>
          <table:table-cell office:value-type="float" office:value="40.826">
            <text:p>40.826</text:p>
          </table:table-cell>
          <table:table-cell office:value-type="float" office:value="78.311">
            <text:p>78.311</text:p>
          </table:table-cell>
          <table:table-cell office:value-type="float" office:value="153.382">
            <text:p>153.3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61">
            <text:p>1.861</text:p>
          </table:table-cell>
          <table:table-cell office:value-type="float" office:value="6.971">
            <text:p>6.971</text:p>
          </table:table-cell>
          <table:table-cell office:value-type="float" office:value="12.094">
            <text:p>12.094</text:p>
          </table:table-cell>
          <table:table-cell office:value-type="float" office:value="27.123">
            <text:p>27.123</text:p>
          </table:table-cell>
          <table:table-cell office:value-type="float" office:value="52.195">
            <text:p>52.195</text:p>
          </table:table-cell>
          <table:table-cell office:value-type="float" office:value="102.283">
            <text:p>102.2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544">
            <text:p>1.544</text:p>
          </table:table-cell>
          <table:table-cell office:value-type="float" office:value="5.197">
            <text:p>5.197</text:p>
          </table:table-cell>
          <table:table-cell office:value-type="float" office:value="9.112">
            <text:p>9.112</text:p>
          </table:table-cell>
          <table:table-cell office:value-type="float" office:value="20.365">
            <text:p>20.365</text:p>
          </table:table-cell>
          <table:table-cell office:value-type="float" office:value="39.164">
            <text:p>39.164</text:p>
          </table:table-cell>
          <table:table-cell office:value-type="float" office:value="76.741">
            <text:p>76.7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448">
            <text:p>1.448</text:p>
          </table:table-cell>
          <table:table-cell office:value-type="float" office:value="4.149">
            <text:p>4.149</text:p>
          </table:table-cell>
          <table:table-cell office:value-type="float" office:value="7.232">
            <text:p>7.232</text:p>
          </table:table-cell>
          <table:table-cell office:value-type="float" office:value="16.338">
            <text:p>16.338</text:p>
          </table:table-cell>
          <table:table-cell office:value-type="float" office:value="31.351">
            <text:p>31.351</text:p>
          </table:table-cell>
          <table:table-cell office:value-type="float" office:value="61.408">
            <text:p>61.4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432">
            <text:p>1.432</text:p>
          </table:table-cell>
          <table:table-cell office:value-type="float" office:value="3.465">
            <text:p>3.465</text:p>
          </table:table-cell>
          <table:table-cell office:value-type="float" office:value="6.058">
            <text:p>6.058</text:p>
          </table:table-cell>
          <table:table-cell office:value-type="float" office:value="13.597">
            <text:p>13.597</text:p>
          </table:table-cell>
          <table:table-cell office:value-type="float" office:value="26.142">
            <text:p>26.142</text:p>
          </table:table-cell>
          <table:table-cell office:value-type="float" office:value="51.205">
            <text:p>51.2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09">
            <text:p>1.309</text:p>
          </table:table-cell>
          <table:table-cell office:value-type="float" office:value="2.961">
            <text:p>2.961</text:p>
          </table:table-cell>
          <table:table-cell office:value-type="float" office:value="5.151">
            <text:p>5.151</text:p>
          </table:table-cell>
          <table:table-cell office:value-type="float" office:value="11.705">
            <text:p>11.705</text:p>
          </table:table-cell>
          <table:table-cell office:value-type="float" office:value="22.382">
            <text:p>22.382</text:p>
          </table:table-cell>
          <table:table-cell office:value-type="float" office:value="43.846">
            <text:p>43.8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312">
            <text:p>1.312</text:p>
          </table:table-cell>
          <table:table-cell office:value-type="float" office:value="2.953">
            <text:p>2.953</text:p>
          </table:table-cell>
          <table:table-cell office:value-type="float" office:value="4.507">
            <text:p>4.507</text:p>
          </table:table-cell>
          <table:table-cell office:value-type="float" office:value="10.202">
            <text:p>10.202</text:p>
          </table:table-cell>
          <table:table-cell office:value-type="float" office:value="19.611">
            <text:p>19.611</text:p>
          </table:table-cell>
          <table:table-cell office:value-type="float" office:value="38.376">
            <text:p>38.37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317">
            <text:p>1.317</text:p>
          </table:table-cell>
          <table:table-cell office:value-type="float" office:value="2.273">
            <text:p>2.273</text:p>
          </table:table-cell>
          <table:table-cell office:value-type="float" office:value="4.256">
            <text:p>4.256</text:p>
          </table:table-cell>
          <table:table-cell office:value-type="float" office:value="9.062">
            <text:p>9.062</text:p>
          </table:table-cell>
          <table:table-cell office:value-type="float" office:value="17.409">
            <text:p>17.409</text:p>
          </table:table-cell>
          <table:table-cell office:value-type="float" office:value="34.105">
            <text:p>34.1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219">
            <text:p>1.219</text:p>
          </table:table-cell>
          <table:table-cell office:value-type="float" office:value="2.032">
            <text:p>2.032</text:p>
          </table:table-cell>
          <table:table-cell office:value-type="float" office:value="3.581">
            <text:p>3.581</text:p>
          </table:table-cell>
          <table:table-cell office:value-type="float" office:value="8.269">
            <text:p>8.269</text:p>
          </table:table-cell>
          <table:table-cell office:value-type="float" office:value="15.705">
            <text:p>15.705</text:p>
          </table:table-cell>
          <table:table-cell office:value-type="float" office:value="30.733">
            <text:p>30.7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26">
            <text:p>1.126</text:p>
          </table:table-cell>
          <table:table-cell office:value-type="float" office:value="1.931">
            <text:p>1.931</text:p>
          </table:table-cell>
          <table:table-cell office:value-type="float" office:value="3.242">
            <text:p>3.242</text:p>
          </table:table-cell>
          <table:table-cell office:value-type="float" office:value="7.407">
            <text:p>7.407</text:p>
          </table:table-cell>
          <table:table-cell office:value-type="float" office:value="14.3">
            <text:p>14.3</text:p>
          </table:table-cell>
          <table:table-cell office:value-type="float" office:value="27.899">
            <text:p>27.8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149">
            <text:p>1.149</text:p>
          </table:table-cell>
          <table:table-cell office:value-type="float" office:value="1.762">
            <text:p>1.762</text:p>
          </table:table-cell>
          <table:table-cell office:value-type="float" office:value="2.929">
            <text:p>2.929</text:p>
          </table:table-cell>
          <table:table-cell office:value-type="float" office:value="6.793">
            <text:p>6.793</text:p>
          </table:table-cell>
          <table:table-cell office:value-type="float" office:value="13.093">
            <text:p>13.093</text:p>
          </table:table-cell>
          <table:table-cell office:value-type="float" office:value="25.646">
            <text:p>25.64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942">
            <text:p>0.942</text:p>
          </table:table-cell>
          <table:table-cell office:value-type="float" office:value="1.645">
            <text:p>1.645</text:p>
          </table:table-cell>
          <table:table-cell office:value-type="float" office:value="2.763">
            <text:p>2.763</text:p>
          </table:table-cell>
          <table:table-cell office:value-type="float" office:value="6.268">
            <text:p>6.268</text:p>
          </table:table-cell>
          <table:table-cell office:value-type="float" office:value="12.049">
            <text:p>12.049</text:p>
          </table:table-cell>
          <table:table-cell office:value-type="float" office:value="23.597">
            <text:p>23.59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952">
            <text:p>0.952</text:p>
          </table:table-cell>
          <table:table-cell office:value-type="float" office:value="1.54">
            <text:p>1.54</text:p>
          </table:table-cell>
          <table:table-cell office:value-type="float" office:value="2.616">
            <text:p>2.616</text:p>
          </table:table-cell>
          <table:table-cell office:value-type="float" office:value="6.009">
            <text:p>6.009</text:p>
          </table:table-cell>
          <table:table-cell office:value-type="float" office:value="11.268">
            <text:p>11.268</text:p>
          </table:table-cell>
          <table:table-cell office:value-type="float" office:value="21.969">
            <text:p>21.9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85">
            <text:p>0.985</text:p>
          </table:table-cell>
          <table:table-cell office:value-type="float" office:value="1.507">
            <text:p>1.507</text:p>
          </table:table-cell>
          <table:table-cell office:value-type="float" office:value="2.519">
            <text:p>2.519</text:p>
          </table:table-cell>
          <table:table-cell office:value-type="float" office:value="5.463">
            <text:p>5.463</text:p>
          </table:table-cell>
          <table:table-cell office:value-type="float" office:value="10.481">
            <text:p>10.481</text:p>
          </table:table-cell>
          <table:table-cell office:value-type="float" office:value="20.528">
            <text:p>20.5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08">
            <text:p>1.008</text:p>
          </table:table-cell>
          <table:table-cell office:value-type="float" office:value="1.497">
            <text:p>1.497</text:p>
          </table:table-cell>
          <table:table-cell office:value-type="float" office:value="2.279">
            <text:p>2.279</text:p>
          </table:table-cell>
          <table:table-cell office:value-type="float" office:value="5.097">
            <text:p>5.097</text:p>
          </table:table-cell>
          <table:table-cell office:value-type="float" office:value="9.777">
            <text:p>9.777</text:p>
          </table:table-cell>
          <table:table-cell office:value-type="float" office:value="19.209">
            <text:p>19.2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043">
            <text:p>1.043</text:p>
          </table:table-cell>
          <table:table-cell office:value-type="float" office:value="1.484">
            <text:p>1.484</text:p>
          </table:table-cell>
          <table:table-cell office:value-type="float" office:value="2.143">
            <text:p>2.143</text:p>
          </table:table-cell>
          <table:table-cell office:value-type="float" office:value="5.073">
            <text:p>5.073</text:p>
          </table:table-cell>
          <table:table-cell office:value-type="float" office:value="9.233">
            <text:p>9.233</text:p>
          </table:table-cell>
          <table:table-cell office:value-type="float" office:value="18.11">
            <text:p>18.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227">
            <text:p>1.227</text:p>
          </table:table-cell>
          <table:table-cell office:value-type="float" office:value="1.466">
            <text:p>1.466</text:p>
          </table:table-cell>
          <table:table-cell office:value-type="float" office:value="2.043">
            <text:p>2.043</text:p>
          </table:table-cell>
          <table:table-cell office:value-type="float" office:value="4.547">
            <text:p>4.547</text:p>
          </table:table-cell>
          <table:table-cell office:value-type="float" office:value="8.839">
            <text:p>8.839</text:p>
          </table:table-cell>
          <table:table-cell office:value-type="float" office:value="17.068">
            <text:p>17.06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.012">
            <text:p>2.012</text:p>
          </table:table-cell>
          <table:table-cell office:value-type="float" office:value="1.44">
            <text:p>1.44</text:p>
          </table:table-cell>
          <table:table-cell office:value-type="float" office:value="1.937">
            <text:p>1.937</text:p>
          </table:table-cell>
          <table:table-cell office:value-type="float" office:value="4.286">
            <text:p>4.286</text:p>
          </table:table-cell>
          <table:table-cell office:value-type="float" office:value="8.252">
            <text:p>8.252</text:p>
          </table:table-cell>
          <table:table-cell office:value-type="float" office:value="16.171">
            <text:p>16.17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82">
            <text:p>0.982</text:p>
          </table:table-cell>
          <table:table-cell office:value-type="float" office:value="1.415">
            <text:p>1.415</text:p>
          </table:table-cell>
          <table:table-cell office:value-type="float" office:value="1.836">
            <text:p>1.836</text:p>
          </table:table-cell>
          <table:table-cell office:value-type="float" office:value="4.387">
            <text:p>4.387</text:p>
          </table:table-cell>
          <table:table-cell office:value-type="float" office:value="7.891">
            <text:p>7.891</text:p>
          </table:table-cell>
          <table:table-cell office:value-type="float" office:value="15.428">
            <text:p>15.4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31">
            <text:p>1.31</text:p>
          </table:table-cell>
          <table:table-cell office:value-type="float" office:value="1.394">
            <text:p>1.394</text:p>
          </table:table-cell>
          <table:table-cell office:value-type="float" office:value="1.744">
            <text:p>1.744</text:p>
          </table:table-cell>
          <table:table-cell office:value-type="float" office:value="3.893">
            <text:p>3.893</text:p>
          </table:table-cell>
          <table:table-cell office:value-type="float" office:value="7.472">
            <text:p>7.472</text:p>
          </table:table-cell>
          <table:table-cell office:value-type="float" office:value="14.63">
            <text:p>14.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174">
            <text:p>1.174</text:p>
          </table:table-cell>
          <table:table-cell office:value-type="float" office:value="1.417">
            <text:p>1.417</text:p>
          </table:table-cell>
          <table:table-cell office:value-type="float" office:value="1.658">
            <text:p>1.658</text:p>
          </table:table-cell>
          <table:table-cell office:value-type="float" office:value="3.707">
            <text:p>3.707</text:p>
          </table:table-cell>
          <table:table-cell office:value-type="float" office:value="7.308">
            <text:p>7.308</text:p>
          </table:table-cell>
          <table:table-cell office:value-type="float" office:value="14.009">
            <text:p>14.00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974">
            <text:p>0.974</text:p>
          </table:table-cell>
          <table:table-cell office:value-type="float" office:value="1.416">
            <text:p>1.416</text:p>
          </table:table-cell>
          <table:table-cell office:value-type="float" office:value="1.616">
            <text:p>1.616</text:p>
          </table:table-cell>
          <table:table-cell office:value-type="float" office:value="3.557">
            <text:p>3.557</text:p>
          </table:table-cell>
          <table:table-cell office:value-type="float" office:value="6.856">
            <text:p>6.856</text:p>
          </table:table-cell>
          <table:table-cell office:value-type="float" office:value="13.616">
            <text:p>13.61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8">
            <text:p>0.98</text:p>
          </table:table-cell>
          <table:table-cell office:value-type="float" office:value="1.326">
            <text:p>1.326</text:p>
          </table:table-cell>
          <table:table-cell office:value-type="float" office:value="2.419">
            <text:p>2.419</text:p>
          </table:table-cell>
          <table:table-cell office:value-type="float" office:value="3.399">
            <text:p>3.399</text:p>
          </table:table-cell>
          <table:table-cell office:value-type="float" office:value="6.551">
            <text:p>6.551</text:p>
          </table:table-cell>
          <table:table-cell office:value-type="float" office:value="12.872">
            <text:p>12.8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19">
            <text:p>1.019</text:p>
          </table:table-cell>
          <table:table-cell office:value-type="float" office:value="1.398">
            <text:p>1.398</text:p>
          </table:table-cell>
          <table:table-cell office:value-type="float" office:value="1.548">
            <text:p>1.548</text:p>
          </table:table-cell>
          <table:table-cell office:value-type="float" office:value="3.253">
            <text:p>3.253</text:p>
          </table:table-cell>
          <table:table-cell office:value-type="float" office:value="6.295">
            <text:p>6.295</text:p>
          </table:table-cell>
          <table:table-cell office:value-type="float" office:value="12.361">
            <text:p>12.361</text:p>
          </table:table-cell>
        </table:table-row>
      </table:table>
      <table:table table:name="Sheet7" table:style-name="ta1">
        <table:shapes>
          <draw:frame draw:z-index="0" draw:style-name="gr1" svg:width="6.2969in" svg:height="3.5398in" svg:x="5.5059in" svg:y="0.315in">
            <draw:object draw:notify-on-update-of-ranges="Sheet7.B1:Sheet7.B1 Sheet7.B2:Sheet7.B101 Sheet7.D1:Sheet7.D1 Sheet7.D2:Sheet7.D101 Sheet7.G1:Sheet7.G1 Sheet7.G2:Sheet7.G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column table:style-name="co2" table:default-cell-style-name="ce2"/>
        <table:table-column table:style-name="co5" table:default-cell-style-name="ce2"/>
        <table:table-row table:style-name="ro1">
          <table:table-cell/>
          <table:table-cell office:value-type="string">
            <text:p>concurrent clients</text:p>
          </table:table-cell>
          <table:table-cell office:value-type="string">
            <text:p>elapsed time (s)</text:p>
          </table:table-cell>
          <table:table-cell office:value-type="string">
            <text:p>12k</text:p>
          </table:table-cell>
          <table:table-cell office:value-type="float" office:value="1343118703.38707">
            <text:p>1343118703.38707</text:p>
          </table:table-cell>
          <table:table-cell/>
          <table:table-cell table:style-name="ce3" office:value-type="string">
            <text:p>69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2]-[.E1]" office:value-type="float" office:value="0.78978443145752">
            <text:p>0.7897844315</text:p>
          </table:table-cell>
          <table:table-cell table:formula="of:=[.B2]/[.C2]" office:value-type="float" office:value="5.06467314456698">
            <text:p>5.0646731446</text:p>
          </table:table-cell>
          <table:table-cell office:value-type="float" office:value="1343118704.17686">
            <text:p>1343118704.17686</text:p>
          </table:table-cell>
          <table:table-cell office:value-type="float" office:value="2.967">
            <text:p>2.967</text:p>
          </table:table-cell>
          <table:table-cell table:formula="of:=[.B2]/[.F2]" office:value-type="float" office:value="1.34816312773846">
            <text:p>1.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3]-[.E2]" office:value-type="float" office:value="0.868056297302246">
            <text:p>0.8680562973</text:p>
          </table:table-cell>
          <table:table-cell table:formula="of:=[.B3]/[.C3]" office:value-type="float" office:value="9.21599212500673">
            <text:p>9.215992125</text:p>
          </table:table-cell>
          <table:table-cell office:value-type="float" office:value="1343118705.04491">
            <text:p>1343118705.04491</text:p>
          </table:table-cell>
          <table:table-cell office:value-type="float" office:value="5.405">
            <text:p>5.405</text:p>
          </table:table-cell>
          <table:table-cell table:formula="of:=[.B3]/[.F3]" office:value-type="float" office:value="1.48011100832562">
            <text:p>1.4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E4]-[.E3]" office:value-type="float" office:value="0.972156286239624">
            <text:p>0.9721562862</text:p>
          </table:table-cell>
          <table:table-cell table:formula="of:=[.B4]/[.C4]" office:value-type="float" office:value="12.3436942905723">
            <text:p>12.3436942906</text:p>
          </table:table-cell>
          <table:table-cell office:value-type="float" office:value="1343118706.01707">
            <text:p>1343118706.01707</text:p>
          </table:table-cell>
          <table:table-cell office:value-type="float" office:value="7.68">
            <text:p>7.680</text:p>
          </table:table-cell>
          <table:table-cell table:formula="of:=[.B4]/[.F4]" office:value-type="float" office:value="1.5625">
            <text:p>1.5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E5]-[.E4]" office:value-type="float" office:value="1.09141731262207">
            <text:p>1.0914173126</text:p>
          </table:table-cell>
          <table:table-cell table:formula="of:=[.B5]/[.C5]" office:value-type="float" office:value="14.6598370897754">
            <text:p>14.6598370898</text:p>
          </table:table-cell>
          <table:table-cell office:value-type="float" office:value="1343118707.10849">
            <text:p>1343118707.10849</text:p>
          </table:table-cell>
          <table:table-cell office:value-type="float" office:value="10.06">
            <text:p>10.060</text:p>
          </table:table-cell>
          <table:table-cell table:formula="of:=[.B5]/[.F5]" office:value-type="float" office:value="1.59045725646123">
            <text:p>1.5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E6]-[.E5]" office:value-type="float" office:value="1.17988610267639">
            <text:p>1.1798861027</text:p>
          </table:table-cell>
          <table:table-cell table:formula="of:=[.B6]/[.C6]" office:value-type="float" office:value="16.9507886859868">
            <text:p>16.950788686</text:p>
          </table:table-cell>
          <table:table-cell office:value-type="float" office:value="1343118708.28837">
            <text:p>1343118708.28837</text:p>
          </table:table-cell>
          <table:table-cell office:value-type="float" office:value="12.466">
            <text:p>12.466</text:p>
          </table:table-cell>
          <table:table-cell table:formula="of:=[.B6]/[.F6]" office:value-type="float" office:value="1.60436386972565">
            <text:p>1.6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E7]-[.E6]" office:value-type="float" office:value="1.33605861663818">
            <text:p>1.3360586166</text:p>
          </table:table-cell>
          <table:table-cell table:formula="of:=[.B7]/[.C7]" office:value-type="float" office:value="17.9632837220789">
            <text:p>17.9632837221</text:p>
          </table:table-cell>
          <table:table-cell office:value-type="float" office:value="1343118709.62443">
            <text:p>1343118709.62443</text:p>
          </table:table-cell>
          <table:table-cell office:value-type="float" office:value="14.717">
            <text:p>14.717</text:p>
          </table:table-cell>
          <table:table-cell table:formula="of:=[.B7]/[.F7]" office:value-type="float" office:value="1.63076714004213">
            <text:p>1.6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[.E8]-[.E7]" office:value-type="float" office:value="1.47683334350586">
            <text:p>1.4768333435</text:p>
          </table:table-cell>
          <table:table-cell table:formula="of:=[.B8]/[.C8]" office:value-type="float" office:value="18.9594852548025">
            <text:p>18.9594852548</text:p>
          </table:table-cell>
          <table:table-cell office:value-type="float" office:value="1343118711.10126">
            <text:p>1343118711.10126</text:p>
          </table:table-cell>
          <table:table-cell office:value-type="float" office:value="17.365">
            <text:p>17.365</text:p>
          </table:table-cell>
          <table:table-cell table:formula="of:=[.B8]/[.F8]" office:value-type="float" office:value="1.61243881370573">
            <text:p>1.6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E9]-[.E8]" office:value-type="float" office:value="1.97528290748596">
            <text:p>1.9752829075</text:p>
          </table:table-cell>
          <table:table-cell table:formula="of:=[.B9]/[.C9]" office:value-type="float" office:value="16.2002110577304">
            <text:p>16.2002110577</text:p>
          </table:table-cell>
          <table:table-cell office:value-type="float" office:value="1343118713.07655">
            <text:p>1343118713.07655</text:p>
          </table:table-cell>
          <table:table-cell office:value-type="float" office:value="19.592">
            <text:p>19.592</text:p>
          </table:table-cell>
          <table:table-cell table:formula="of:=[.B9]/[.F9]" office:value-type="float" office:value="1.63331972233565">
            <text:p>1.6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[.E10]-[.E9]" office:value-type="float" office:value="1.68822407722473">
            <text:p>1.6882240772</text:p>
          </table:table-cell>
          <table:table-cell table:formula="of:=[.B10]/[.C10]" office:value-type="float" office:value="21.3241834929758">
            <text:p>21.324183493</text:p>
          </table:table-cell>
          <table:table-cell office:value-type="float" office:value="1343118714.76477">
            <text:p>1343118714.76477</text:p>
          </table:table-cell>
          <table:table-cell office:value-type="float" office:value="21.996">
            <text:p>21.996</text:p>
          </table:table-cell>
          <table:table-cell table:formula="of:=[.B10]/[.F10]" office:value-type="float" office:value="1.6366612111293">
            <text:p>1.6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[.E11]-[.E10]" office:value-type="float" office:value="1.75638628005981">
            <text:p>1.7563862801</text:p>
          </table:table-cell>
          <table:table-cell table:formula="of:=[.B11]/[.C11]" office:value-type="float" office:value="22.7740335108048">
            <text:p>22.7740335108</text:p>
          </table:table-cell>
          <table:table-cell office:value-type="float" office:value="1343118716.52116">
            <text:p>1343118716.52116</text:p>
          </table:table-cell>
          <table:table-cell office:value-type="float" office:value="24.282">
            <text:p>24.282</text:p>
          </table:table-cell>
          <table:table-cell table:formula="of:=[.B11]/[.F11]" office:value-type="float" office:value="1.64731076517585">
            <text:p>1.6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[.E12]-[.E11]" office:value-type="float" office:value="1.88040399551392">
            <text:p>1.8804039955</text:p>
          </table:table-cell>
          <table:table-cell table:formula="of:=[.B12]/[.C12]" office:value-type="float" office:value="23.3992270304524">
            <text:p>23.3992270305</text:p>
          </table:table-cell>
          <table:table-cell office:value-type="float" office:value="1343118718.40156">
            <text:p>1343118718.40156</text:p>
          </table:table-cell>
          <table:table-cell office:value-type="float" office:value="26.729">
            <text:p>26.729</text:p>
          </table:table-cell>
          <table:table-cell table:formula="of:=[.B12]/[.F12]" office:value-type="float" office:value="1.64615211942085">
            <text:p>1.6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E13]-[.E12]" office:value-type="float" office:value="2.0600254535675">
            <text:p>2.0600254536</text:p>
          </table:table-cell>
          <table:table-cell table:formula="of:=[.B13]/[.C13]" office:value-type="float" office:value="23.3006829682006">
            <text:p>23.3006829682</text:p>
          </table:table-cell>
          <table:table-cell office:value-type="float" office:value="1343118720.46159">
            <text:p>1343118720.46159</text:p>
          </table:table-cell>
          <table:table-cell office:value-type="float" office:value="29.017">
            <text:p>29.017</text:p>
          </table:table-cell>
          <table:table-cell table:formula="of:=[.B13]/[.F13]" office:value-type="float" office:value="1.65420270875694">
            <text:p>1.6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[.E14]-[.E13]" office:value-type="float" office:value="2.09540343284607">
            <text:p>2.0954034328</text:p>
          </table:table-cell>
          <table:table-cell table:formula="of:=[.B14]/[.C14]" office:value-type="float" office:value="24.816223541913">
            <text:p>24.8162235419</text:p>
          </table:table-cell>
          <table:table-cell office:value-type="float" office:value="1343118722.55699">
            <text:p>1343118722.55699</text:p>
          </table:table-cell>
          <table:table-cell office:value-type="float" office:value="31.599">
            <text:p>31.599</text:p>
          </table:table-cell>
          <table:table-cell table:formula="of:=[.B14]/[.F14]" office:value-type="float" office:value="1.64562169688914">
            <text:p>1.6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[.E15]-[.E14]" office:value-type="float" office:value="2.26389098167419">
            <text:p>2.2638909817</text:p>
          </table:table-cell>
          <table:table-cell table:formula="of:=[.B15]/[.C15]" office:value-type="float" office:value="24.7361734523925">
            <text:p>24.7361734524</text:p>
          </table:table-cell>
          <table:table-cell office:value-type="float" office:value="1343118724.82088">
            <text:p>1343118724.82088</text:p>
          </table:table-cell>
          <table:table-cell office:value-type="float" office:value="33.827">
            <text:p>33.827</text:p>
          </table:table-cell>
          <table:table-cell table:formula="of:=[.B15]/[.F15]" office:value-type="float" office:value="1.65548230703284">
            <text:p>1.6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[.E16]-[.E15]" office:value-type="float" office:value="2.33978509902954">
            <text:p>2.339785099</text:p>
          </table:table-cell>
          <table:table-cell table:formula="of:=[.B16]/[.C16]" office:value-type="float" office:value="25.6433806783733">
            <text:p>25.6433806784</text:p>
          </table:table-cell>
          <table:table-cell office:value-type="float" office:value="1343118727.16067">
            <text:p>1343118727.16067</text:p>
          </table:table-cell>
          <table:table-cell office:value-type="float" office:value="36.361">
            <text:p>36.361</text:p>
          </table:table-cell>
          <table:table-cell table:formula="of:=[.B16]/[.F16]" office:value-type="float" office:value="1.65011963367344">
            <text:p>1.6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[.E17]-[.E16]" office:value-type="float" office:value="2.56028938293457">
            <text:p>2.5602893829</text:p>
          </table:table-cell>
          <table:table-cell table:formula="of:=[.B17]/[.C17]" office:value-type="float" office:value="24.9971743141957">
            <text:p>24.9971743142</text:p>
          </table:table-cell>
          <table:table-cell office:value-type="float" office:value="1343118729.72095">
            <text:p>1343118729.72095</text:p>
          </table:table-cell>
          <table:table-cell office:value-type="float" office:value="38.585">
            <text:p>38.585</text:p>
          </table:table-cell>
          <table:table-cell table:formula="of:=[.B17]/[.F17]" office:value-type="float" office:value="1.65867565115978">
            <text:p>1.6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[.E18]-[.E17]" office:value-type="float" office:value="2.61209797859192">
            <text:p>2.6120979786</text:p>
          </table:table-cell>
          <table:table-cell table:formula="of:=[.B18]/[.C18]" office:value-type="float" office:value="26.032714146755">
            <text:p>26.0327141468</text:p>
          </table:table-cell>
          <table:table-cell office:value-type="float" office:value="1343118732.33305">
            <text:p>1343118732.33305</text:p>
          </table:table-cell>
          <table:table-cell office:value-type="float" office:value="41.085">
            <text:p>41.085</text:p>
          </table:table-cell>
          <table:table-cell table:formula="of:=[.B18]/[.F18]" office:value-type="float" office:value="1.6551052695631">
            <text:p>1.6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formula="of:=[.E19]-[.E18]" office:value-type="float" office:value="2.66433191299438">
            <text:p>2.664331913</text:p>
          </table:table-cell>
          <table:table-cell table:formula="of:=[.B19]/[.C19]" office:value-type="float" office:value="27.023660096118">
            <text:p>27.0236600961</text:p>
          </table:table-cell>
          <table:table-cell office:value-type="float" office:value="1343118734.99738">
            <text:p>1343118734.99738</text:p>
          </table:table-cell>
          <table:table-cell office:value-type="float" office:value="43.491">
            <text:p>43.491</text:p>
          </table:table-cell>
          <table:table-cell table:formula="of:=[.B19]/[.F19]" office:value-type="float" office:value="1.6555149341243">
            <text:p>1.6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table:formula="of:=[.E20]-[.E19]" office:value-type="float" office:value="2.78910946846008">
            <text:p>2.7891094685</text:p>
          </table:table-cell>
          <table:table-cell table:formula="of:=[.B20]/[.C20]" office:value-type="float" office:value="27.2488408430813">
            <text:p>27.2488408431</text:p>
          </table:table-cell>
          <table:table-cell office:value-type="float" office:value="1343118737.78649">
            <text:p>1343118737.78649</text:p>
          </table:table-cell>
          <table:table-cell office:value-type="float" office:value="45.796">
            <text:p>45.796</text:p>
          </table:table-cell>
          <table:table-cell table:formula="of:=[.B20]/[.F20]" office:value-type="float" office:value="1.6595335837191">
            <text:p>1.6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[.E21]-[.E20]" office:value-type="float" office:value="2.95879435539246">
            <text:p>2.9587943554</text:p>
          </table:table-cell>
          <table:table-cell table:formula="of:=[.B21]/[.C21]" office:value-type="float" office:value="27.0380399550914">
            <text:p>27.0380399551</text:p>
          </table:table-cell>
          <table:table-cell office:value-type="float" office:value="1343118740.74529">
            <text:p>1343118740.74529</text:p>
          </table:table-cell>
          <table:table-cell office:value-type="float" office:value="48.347">
            <text:p>48.347</text:p>
          </table:table-cell>
          <table:table-cell table:formula="of:=[.B21]/[.F21]" office:value-type="float" office:value="1.65470453182204">
            <text:p>1.6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[.E22]-[.E21]" office:value-type="float" office:value="2.94405889511108">
            <text:p>2.9440588951</text:p>
          </table:table-cell>
          <table:table-cell table:formula="of:=[.B22]/[.C22]" office:value-type="float" office:value="28.5320379084436">
            <text:p>28.5320379084</text:p>
          </table:table-cell>
          <table:table-cell office:value-type="float" office:value="1343118743.68935">
            <text:p>1343118743.68935</text:p>
          </table:table-cell>
          <table:table-cell office:value-type="float" office:value="50.589">
            <text:p>50.589</text:p>
          </table:table-cell>
          <table:table-cell table:formula="of:=[.B22]/[.F22]" office:value-type="float" office:value="1.6604400166044">
            <text:p>1.66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formula="of:=[.E23]-[.E22]" office:value-type="float" office:value="3.23212885856628">
            <text:p>3.2321288586</text:p>
          </table:table-cell>
          <table:table-cell table:formula="of:=[.B23]/[.C23]" office:value-type="float" office:value="27.2266372569797">
            <text:p>27.226637257</text:p>
          </table:table-cell>
          <table:table-cell office:value-type="float" office:value="1343118746.92148">
            <text:p>1343118746.92148</text:p>
          </table:table-cell>
          <table:table-cell office:value-type="float" office:value="53.028">
            <text:p>53.028</text:p>
          </table:table-cell>
          <table:table-cell table:formula="of:=[.B23]/[.F23]" office:value-type="float" office:value="1.6595006411707">
            <text:p>1.66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[.E24]-[.E23]" office:value-type="float" office:value="3.30019569396973">
            <text:p>3.300195694</text:p>
          </table:table-cell>
          <table:table-cell table:formula="of:=[.B24]/[.C24]" office:value-type="float" office:value="27.8771347311636">
            <text:p>27.8771347312</text:p>
          </table:table-cell>
          <table:table-cell office:value-type="float" office:value="1343118750.22167">
            <text:p>1343118750.22167</text:p>
          </table:table-cell>
          <table:table-cell office:value-type="float" office:value="55.528">
            <text:p>55.528</text:p>
          </table:table-cell>
          <table:table-cell table:formula="of:=[.B24]/[.F24]" office:value-type="float" office:value="1.65682178360467">
            <text:p>1.6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formula="of:=[.E25]-[.E24]" office:value-type="float" office:value="3.34795737266541">
            <text:p>3.3479573727</text:p>
          </table:table-cell>
          <table:table-cell table:formula="of:=[.B25]/[.C25]" office:value-type="float" office:value="28.6742002104918">
            <text:p>28.6742002105</text:p>
          </table:table-cell>
          <table:table-cell office:value-type="float" office:value="1343118753.56963">
            <text:p>1343118753.56963</text:p>
          </table:table-cell>
          <table:table-cell office:value-type="float" office:value="57.777">
            <text:p>57.777</text:p>
          </table:table-cell>
          <table:table-cell table:formula="of:=[.B25]/[.F25]" office:value-type="float" office:value="1.66156082870346">
            <text:p>1.6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E26]-[.E25]" office:value-type="float" office:value="3.57234811782837">
            <text:p>3.5723481178</text:p>
          </table:table-cell>
          <table:table-cell table:formula="of:=[.B26]/[.C26]" office:value-type="float" office:value="27.9927926119334">
            <text:p>27.9927926119</text:p>
          </table:table-cell>
          <table:table-cell office:value-type="float" office:value="1343118757.14198">
            <text:p>1343118757.14198</text:p>
          </table:table-cell>
          <table:table-cell office:value-type="float" office:value="60.304">
            <text:p>60.304</text:p>
          </table:table-cell>
          <table:table-cell table:formula="of:=[.B26]/[.F26]" office:value-type="float" office:value="1.65826479172194">
            <text:p>1.6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table:formula="of:=[.E27]-[.E26]" office:value-type="float" office:value="3.48394799232483">
            <text:p>3.4839479923</text:p>
          </table:table-cell>
          <table:table-cell table:formula="of:=[.B27]/[.C27]" office:value-type="float" office:value="29.8511918745954">
            <text:p>29.8511918746</text:p>
          </table:table-cell>
          <table:table-cell office:value-type="float" office:value="1343118760.62593">
            <text:p>1343118760.62593</text:p>
          </table:table-cell>
          <table:table-cell office:value-type="float" office:value="62.646">
            <text:p>62.646</text:p>
          </table:table-cell>
          <table:table-cell table:formula="of:=[.B27]/[.F27]" office:value-type="float" office:value="1.66012195511286">
            <text:p>1.66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table:formula="of:=[.E28]-[.E27]" office:value-type="float" office:value="3.5041401386261">
            <text:p>3.5041401386</text:p>
          </table:table-cell>
          <table:table-cell table:formula="of:=[.B28]/[.C28]" office:value-type="float" office:value="30.8206851688142">
            <text:p>30.8206851688</text:p>
          </table:table-cell>
          <table:table-cell office:value-type="float" office:value="1343118764.13007">
            <text:p>1343118764.13007</text:p>
          </table:table-cell>
          <table:table-cell office:value-type="float" office:value="64.997">
            <text:p>64.997</text:p>
          </table:table-cell>
          <table:table-cell table:formula="of:=[.B28]/[.F28]" office:value-type="float" office:value="1.66161515146853">
            <text:p>1.66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table:formula="of:=[.E29]-[.E28]" office:value-type="float" office:value="3.79228162765503">
            <text:p>3.7922816277</text:p>
          </table:table-cell>
          <table:table-cell table:formula="of:=[.B29]/[.C29]" office:value-type="float" office:value="29.5336715457115">
            <text:p>29.5336715457</text:p>
          </table:table-cell>
          <table:table-cell office:value-type="float" office:value="1343118767.92235">
            <text:p>1343118767.92235</text:p>
          </table:table-cell>
          <table:table-cell office:value-type="float" office:value="67.573">
            <text:p>67.573</text:p>
          </table:table-cell>
          <table:table-cell table:formula="of:=[.B29]/[.F29]" office:value-type="float" office:value="1.65746673967413">
            <text:p>1.6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table:formula="of:=[.E30]-[.E29]" office:value-type="float" office:value="3.87575459480286">
            <text:p>3.8757545948</text:p>
          </table:table-cell>
          <table:table-cell table:formula="of:=[.B30]/[.C30]" office:value-type="float" office:value="29.9296555451547">
            <text:p>29.9296555452</text:p>
          </table:table-cell>
          <table:table-cell office:value-type="float" office:value="1343118771.7981">
            <text:p>1343118771.7981</text:p>
          </table:table-cell>
          <table:table-cell office:value-type="float" office:value="69.797">
            <text:p>69.797</text:p>
          </table:table-cell>
          <table:table-cell table:formula="of:=[.B30]/[.F30]" office:value-type="float" office:value="1.6619625485336">
            <text:p>1.6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formula="of:=[.E31]-[.E30]" office:value-type="float" office:value="3.87617301940918">
            <text:p>3.8761730194</text:p>
          </table:table-cell>
          <table:table-cell table:formula="of:=[.B31]/[.C31]" office:value-type="float" office:value="30.9583703821071">
            <text:p>30.9583703821</text:p>
          </table:table-cell>
          <table:table-cell office:value-type="float" office:value="1343118775.67427">
            <text:p>1343118775.67427</text:p>
          </table:table-cell>
          <table:table-cell office:value-type="float" office:value="72.305">
            <text:p>72.305</text:p>
          </table:table-cell>
          <table:table-cell table:formula="of:=[.B31]/[.F31]" office:value-type="float" office:value="1.65963626305235">
            <text:p>1.66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table:formula="of:=[.E32]-[.E31]" office:value-type="float" office:value="4.16008520126343">
            <text:p>4.1600852013</text:p>
          </table:table-cell>
          <table:table-cell table:formula="of:=[.B32]/[.C32]" office:value-type="float" office:value="29.8070818266753">
            <text:p>29.8070818267</text:p>
          </table:table-cell>
          <table:table-cell office:value-type="float" office:value="1343118779.83436">
            <text:p>1343118779.83436</text:p>
          </table:table-cell>
          <table:table-cell office:value-type="float" office:value="74.479">
            <text:p>74.479</text:p>
          </table:table-cell>
          <table:table-cell table:formula="of:=[.B32]/[.F32]" office:value-type="float" office:value="1.66489883054284">
            <text:p>1.6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table:formula="of:=[.E33]-[.E32]" office:value-type="float" office:value="4.14018559455872">
            <text:p>4.1401855946</text:p>
          </table:table-cell>
          <table:table-cell table:formula="of:=[.B33]/[.C33]" office:value-type="float" office:value="30.916488422216">
            <text:p>30.9164884222</text:p>
          </table:table-cell>
          <table:table-cell office:value-type="float" office:value="1343118783.97455">
            <text:p>1343118783.97455</text:p>
          </table:table-cell>
          <table:table-cell office:value-type="float" office:value="76.997">
            <text:p>76.997</text:p>
          </table:table-cell>
          <table:table-cell table:formula="of:=[.B33]/[.F33]" office:value-type="float" office:value="1.66240243126356">
            <text:p>1.6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table:formula="of:=[.E34]-[.E33]" office:value-type="float" office:value="4.4524667263031">
            <text:p>4.4524667263</text:p>
          </table:table-cell>
          <table:table-cell table:formula="of:=[.B34]/[.C34]" office:value-type="float" office:value="29.6464876919137">
            <text:p>29.6464876919</text:p>
          </table:table-cell>
          <table:table-cell office:value-type="float" office:value="1343118788.42701">
            <text:p>1343118788.42701</text:p>
          </table:table-cell>
          <table:table-cell office:value-type="float" office:value="79.632">
            <text:p>79.632</text:p>
          </table:table-cell>
          <table:table-cell table:formula="of:=[.B34]/[.F34]" office:value-type="float" office:value="1.65762507534659">
            <text:p>1.6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table:formula="of:=[.E35]-[.E34]" office:value-type="float" office:value="4.35705471038818">
            <text:p>4.3570547104</text:p>
          </table:table-cell>
          <table:table-cell table:formula="of:=[.B35]/[.C35]" office:value-type="float" office:value="31.2137462207546">
            <text:p>31.2137462208</text:p>
          </table:table-cell>
          <table:table-cell office:value-type="float" office:value="1343118792.78407">
            <text:p>1343118792.78407</text:p>
          </table:table-cell>
          <table:table-cell office:value-type="float" office:value="81.985">
            <text:p>81.985</text:p>
          </table:table-cell>
          <table:table-cell table:formula="of:=[.B35]/[.F35]" office:value-type="float" office:value="1.65884003171312">
            <text:p>1.65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table:formula="of:=[.E36]-[.E35]" office:value-type="float" office:value="4.53000426292419">
            <text:p>4.5300042629</text:p>
          </table:table-cell>
          <table:table-cell table:formula="of:=[.B36]/[.C36]" office:value-type="float" office:value="30.905048179718">
            <text:p>30.9050481797</text:p>
          </table:table-cell>
          <table:table-cell office:value-type="float" office:value="1343118797.31407">
            <text:p>1343118797.31407</text:p>
          </table:table-cell>
          <table:table-cell office:value-type="float" office:value="84.204">
            <text:p>84.204</text:p>
          </table:table-cell>
          <table:table-cell table:formula="of:=[.B36]/[.F36]" office:value-type="float" office:value="1.66262885373616">
            <text:p>1.6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E37]-[.E36]" office:value-type="float" office:value="4.52543663978577">
            <text:p>4.5254366398</text:p>
          </table:table-cell>
          <table:table-cell table:formula="of:=[.B37]/[.C37]" office:value-type="float" office:value="31.8201339366928">
            <text:p>31.8201339367</text:p>
          </table:table-cell>
          <table:table-cell office:value-type="float" office:value="1343118801.83951">
            <text:p>1343118801.83951</text:p>
          </table:table-cell>
          <table:table-cell office:value-type="float" office:value="86.573">
            <text:p>86.573</text:p>
          </table:table-cell>
          <table:table-cell table:formula="of:=[.B37]/[.F37]" office:value-type="float" office:value="1.66333614406339">
            <text:p>1.6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table:formula="of:=[.E38]-[.E37]" office:value-type="float" office:value="4.69100332260132">
            <text:p>4.6910033226</text:p>
          </table:table-cell>
          <table:table-cell table:formula="of:=[.B38]/[.C38]" office:value-type="float" office:value="31.5497538206665">
            <text:p>31.5497538207</text:p>
          </table:table-cell>
          <table:table-cell office:value-type="float" office:value="1343118806.53051">
            <text:p>1343118806.53051</text:p>
          </table:table-cell>
          <table:table-cell office:value-type="float" office:value="89.399">
            <text:p>89.399</text:p>
          </table:table-cell>
          <table:table-cell table:formula="of:=[.B38]/[.F38]" office:value-type="float" office:value="1.65549950223157">
            <text:p>1.6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table:formula="of:=[.E39]-[.E38]" office:value-type="float" office:value="4.83716917037964">
            <text:p>4.8371691704</text:p>
          </table:table-cell>
          <table:table-cell table:formula="of:=[.B39]/[.C39]" office:value-type="float" office:value="31.4233376270507">
            <text:p>31.4233376271</text:p>
          </table:table-cell>
          <table:table-cell office:value-type="float" office:value="1343118811.36768">
            <text:p>1343118811.36768</text:p>
          </table:table-cell>
          <table:table-cell office:value-type="float" office:value="120.305">
            <text:p>120.305</text:p>
          </table:table-cell>
          <table:table-cell table:formula="of:=[.B39]/[.F39]" office:value-type="float" office:value="1.26345538423174">
            <text:p>1.2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table:formula="of:=[.E40]-[.E39]" office:value-type="float" office:value="4.89333081245422">
            <text:p>4.8933308125</text:p>
          </table:table-cell>
          <table:table-cell table:formula="of:=[.B40]/[.C40]" office:value-type="float" office:value="31.8801254153833">
            <text:p>31.8801254154</text:p>
          </table:table-cell>
          <table:table-cell office:value-type="float" office:value="1343118816.26101">
            <text:p>1343118816.26101</text:p>
          </table:table-cell>
          <table:table-cell table:formula="of:=4*60+12.497" office:value-type="float" office:value="252.497">
            <text:p>252.497</text:p>
          </table:table-cell>
          <table:table-cell table:formula="of:=[.B40]/[.F40]" office:value-type="float" office:value="0.61782912272225">
            <text:p>0.61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formula="of:=[.E41]-[.E40]" office:value-type="float" office:value="5.27059650421143">
            <text:p>5.2705965042</text:p>
          </table:table-cell>
          <table:table-cell table:formula="of:=[.B41]/[.C41]" office:value-type="float" office:value="30.3570952305215">
            <text:p>30.3570952305</text:p>
          </table:table-cell>
          <table:table-cell office:value-type="float" office:value="1343118821.53161">
            <text:p>1343118821.53161</text:p>
          </table:table-cell>
          <table:table-cell table:formula="of:=3*60+48.566" office:value-type="float" office:value="228.566">
            <text:p>228.566</text:p>
          </table:table-cell>
          <table:table-cell table:formula="of:=[.B41]/[.F41]" office:value-type="float" office:value="0.700016625394853">
            <text:p>0.7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table:formula="of:=[.E42]-[.E41]" office:value-type="float" office:value="5.14413499832153">
            <text:p>5.1441349983</text:p>
          </table:table-cell>
          <table:table-cell table:formula="of:=[.B42]/[.C42]" office:value-type="float" office:value="31.8809673644862">
            <text:p>31.8809673645</text:p>
          </table:table-cell>
          <table:table-cell office:value-type="float" office:value="1343118826.67574">
            <text:p>1343118826.67574</text:p>
          </table:table-cell>
          <table:table-cell table:formula="of:=3*60+52.916" office:value-type="float" office:value="232.916">
            <text:p>232.916</text:p>
          </table:table-cell>
          <table:table-cell table:formula="of:=[.B42]/[.F42]" office:value-type="float" office:value="0.704116505521304">
            <text:p>0.7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[.E43]-[.E42]" office:value-type="float" office:value="5.26226425170898">
            <text:p>5.2622642517</text:p>
          </table:table-cell>
          <table:table-cell table:formula="of:=[.B43]/[.C43]" office:value-type="float" office:value="31.9254206866255">
            <text:p>31.9254206866</text:p>
          </table:table-cell>
          <table:table-cell office:value-type="float" office:value="1343118831.93801">
            <text:p>1343118831.93801</text:p>
          </table:table-cell>
          <table:table-cell table:formula="of:=4*60+2.54" office:value-type="float" office:value="242.54">
            <text:p>242.540</text:p>
          </table:table-cell>
          <table:table-cell table:formula="of:=[.B43]/[.F43]" office:value-type="float" office:value="0.692669250432918">
            <text:p>0.69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table:formula="of:=[.E44]-[.E43]" office:value-type="float" office:value="5.3284797668457">
            <text:p>5.3284797668</text:p>
          </table:table-cell>
          <table:table-cell table:formula="of:=[.B44]/[.C44]" office:value-type="float" office:value="32.2793756429742">
            <text:p>32.279375643</text:p>
          </table:table-cell>
          <table:table-cell office:value-type="float" office:value="1343118837.26649">
            <text:p>1343118837.26649</text:p>
          </table:table-cell>
          <table:table-cell table:formula="of:=4*60+46.589" office:value-type="float" office:value="286.589">
            <text:p>286.589</text:p>
          </table:table-cell>
          <table:table-cell table:formula="of:=[.B44]/[.F44]" office:value-type="float" office:value="0.600162602193385">
            <text:p>0.6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table:formula="of:=[.E45]-[.E44]" office:value-type="float" office:value="5.59939217567444">
            <text:p>5.5993921757</text:p>
          </table:table-cell>
          <table:table-cell table:formula="of:=[.B45]/[.C45]" office:value-type="float" office:value="31.4319830578399">
            <text:p>31.4319830578</text:p>
          </table:table-cell>
          <table:table-cell office:value-type="float" office:value="1343118842.86588">
            <text:p>1343118842.86588</text:p>
          </table:table-cell>
          <table:table-cell table:formula="of:=5*60+31.941" office:value-type="float" office:value="331.941">
            <text:p>331.941</text:p>
          </table:table-cell>
          <table:table-cell table:formula="of:=[.B45]/[.F45]" office:value-type="float" office:value="0.530214706830431">
            <text:p>0.5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formula="of:=[.E46]-[.E45]" office:value-type="float" office:value="5.64521288871765">
            <text:p>5.6452128887</text:p>
          </table:table-cell>
          <table:table-cell table:formula="of:=[.B46]/[.C46]" office:value-type="float" office:value="31.8854228437943">
            <text:p>31.8854228438</text:p>
          </table:table-cell>
          <table:table-cell office:value-type="float" office:value="1343118848.51109">
            <text:p>1343118848.51109</text:p>
          </table:table-cell>
          <table:table-cell table:formula="of:=5*60+58.793" office:value-type="float" office:value="358.793">
            <text:p>358.793</text:p>
          </table:table-cell>
          <table:table-cell table:formula="of:=[.B46]/[.F46]" office:value-type="float" office:value="0.501682028356183">
            <text:p>0.50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  <table:table-cell table:formula="of:=[.E47]-[.E46]" office:value-type="float" office:value="5.72676181793213">
            <text:p>5.7267618179</text:p>
          </table:table-cell>
          <table:table-cell table:formula="of:=[.B47]/[.C47]" office:value-type="float" office:value="32.129850315032">
            <text:p>32.129850315</text:p>
          </table:table-cell>
          <table:table-cell office:value-type="float" office:value="1343118854.23785">
            <text:p>1343118854.23785</text:p>
          </table:table-cell>
          <table:table-cell table:formula="of:=6*60+47.195" office:value-type="float" office:value="407.195">
            <text:p>407.195</text:p>
          </table:table-cell>
          <table:table-cell table:formula="of:=[.B47]/[.F47]" office:value-type="float" office:value="0.451871953241076">
            <text:p>0.45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table:formula="of:=[.E48]-[.E47]" office:value-type="float" office:value="6.04286170005798">
            <text:p>6.0428617001</text:p>
          </table:table-cell>
          <table:table-cell table:formula="of:=[.B48]/[.C48]" office:value-type="float" office:value="31.1110876487867">
            <text:p>31.1110876488</text:p>
          </table:table-cell>
          <table:table-cell office:value-type="float" office:value="1343118860.28072">
            <text:p>1343118860.28072</text:p>
          </table:table-cell>
          <table:table-cell table:formula="of:=7*60+18.491" office:value-type="float" office:value="438.491">
            <text:p>438.491</text:p>
          </table:table-cell>
          <table:table-cell table:formula="of:=[.B48]/[.F48]" office:value-type="float" office:value="0.428743121295534">
            <text:p>0.42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table:formula="of:=[.E49]-[.E48]" office:value-type="float" office:value="6.10918354988098">
            <text:p>6.1091835499</text:p>
          </table:table-cell>
          <table:table-cell table:formula="of:=[.B49]/[.C49]" office:value-type="float" office:value="31.4280948398973">
            <text:p>31.4280948399</text:p>
          </table:table-cell>
          <table:table-cell office:value-type="float" office:value="1343118866.3899">
            <text:p>1343118866.3899</text:p>
          </table:table-cell>
          <table:table-cell table:formula="of:=7*60+11.406" office:value-type="float" office:value="431.406">
            <text:p>431.406</text:p>
          </table:table-cell>
          <table:table-cell table:formula="of:=[.B49]/[.F49]" office:value-type="float" office:value="0.445056396990306">
            <text:p>0.44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table:formula="of:=[.E50]-[.E49]" office:value-type="float" office:value="6.02009725570679">
            <text:p>6.0200972557</text:p>
          </table:table-cell>
          <table:table-cell table:formula="of:=[.B50]/[.C50]" office:value-type="float" office:value="32.5576135525386">
            <text:p>32.5576135525</text:p>
          </table:table-cell>
          <table:table-cell office:value-type="float" office:value="1343118872.41">
            <text:p>1343118872.41</text:p>
          </table:table-cell>
          <table:table-cell table:formula="of:=7*60+42.459" office:value-type="float" office:value="462.459">
            <text:p>462.459</text:p>
          </table:table-cell>
          <table:table-cell table:formula="of:=[.B50]/[.F50]" office:value-type="float" office:value="0.423821354974171">
            <text:p>0.4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formula="of:=[.E51]-[.E50]" office:value-type="float" office:value="6.09745693206787">
            <text:p>6.0974569321</text:p>
          </table:table-cell>
          <table:table-cell table:formula="of:=[.B51]/[.C51]" office:value-type="float" office:value="32.8005596805704">
            <text:p>32.8005596806</text:p>
          </table:table-cell>
          <table:table-cell office:value-type="float" office:value="1343118878.50745">
            <text:p>1343118878.50745</text:p>
          </table:table-cell>
          <table:table-cell table:formula="of:=8*60+19.083" office:value-type="float" office:value="499.083">
            <text:p>499.083</text:p>
          </table:table-cell>
          <table:table-cell table:formula="of:=[.B51]/[.F51]" office:value-type="float" office:value="0.400734947894438">
            <text:p>0.4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table:formula="of:=[.E52]-[.E51]" office:value-type="float" office:value="6.30978155136108">
            <text:p>6.3097815514</text:p>
          </table:table-cell>
          <table:table-cell table:formula="of:=[.B52]/[.C52]" office:value-type="float" office:value="32.3307547716918">
            <text:p>32.3307547717</text:p>
          </table:table-cell>
          <table:table-cell office:value-type="float" office:value="1343118884.81723">
            <text:p>1343118884.8172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table:formula="of:=[.E53]-[.E52]" office:value-type="float" office:value="6.39800119400024">
            <text:p>6.398001194</text:p>
          </table:table-cell>
          <table:table-cell table:formula="of:=[.B53]/[.C53]" office:value-type="float" office:value="32.5101533577476">
            <text:p>32.5101533577</text:p>
          </table:table-cell>
          <table:table-cell office:value-type="float" office:value="1343118891.21524">
            <text:p>1343118891.2152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table:formula="of:=[.E54]-[.E53]" office:value-type="float" office:value="6.75447487831116">
            <text:p>6.7544748783</text:p>
          </table:table-cell>
          <table:table-cell table:formula="of:=[.B54]/[.C54]" office:value-type="float" office:value="31.3865998200303">
            <text:p>31.38659982</text:p>
          </table:table-cell>
          <table:table-cell office:value-type="float" office:value="1343118897.96971">
            <text:p>1343118897.9697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table:formula="of:=[.E55]-[.E54]" office:value-type="float" office:value="6.74428558349609">
            <text:p>6.7442855835</text:p>
          </table:table-cell>
          <table:table-cell table:formula="of:=[.B55]/[.C55]" office:value-type="float" office:value="32.0271135209002">
            <text:p>32.0271135209</text:p>
          </table:table-cell>
          <table:table-cell office:value-type="float" office:value="1343118904.714">
            <text:p>1343118904.71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table:formula="of:=[.E56]-[.E55]" office:value-type="float" office:value="6.64411664009094">
            <text:p>6.6441166401</text:p>
          </table:table-cell>
          <table:table-cell table:formula="of:=[.B56]/[.C56]" office:value-type="float" office:value="33.1120014769922">
            <text:p>33.112001477</text:p>
          </table:table-cell>
          <table:table-cell office:value-type="float" office:value="1343118911.35811">
            <text:p>1343118911.3581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4">
            <text:p>224</text:p>
          </table:table-cell>
          <table:table-cell table:formula="of:=[.E57]-[.E56]" office:value-type="float" office:value="6.97073411941528">
            <text:p>6.9707341194</text:p>
          </table:table-cell>
          <table:table-cell table:formula="of:=[.B57]/[.C57]" office:value-type="float" office:value="32.1343485725704">
            <text:p>32.1343485726</text:p>
          </table:table-cell>
          <table:table-cell office:value-type="float" office:value="1343118918.32885">
            <text:p>1343118918.3288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table:formula="of:=[.E58]-[.E57]" office:value-type="float" office:value="6.91899704933167">
            <text:p>6.9189970493</text:p>
          </table:table-cell>
          <table:table-cell table:formula="of:=[.B58]/[.C58]" office:value-type="float" office:value="32.9527528880827">
            <text:p>32.9527528881</text:p>
          </table:table-cell>
          <table:table-cell office:value-type="float" office:value="1343118925.24784">
            <text:p>1343118925.2478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2">
            <text:p>232</text:p>
          </table:table-cell>
          <table:table-cell table:formula="of:=[.E59]-[.E58]" office:value-type="float" office:value="7.24805760383606">
            <text:p>7.2480576038</text:p>
          </table:table-cell>
          <table:table-cell table:formula="of:=[.B59]/[.C59]" office:value-type="float" office:value="32.0085756323478">
            <text:p>32.0085756323</text:p>
          </table:table-cell>
          <table:table-cell office:value-type="float" office:value="1343118932.4959">
            <text:p>1343118932.495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table:formula="of:=[.E60]-[.E59]" office:value-type="float" office:value="7.98940968513489">
            <text:p>7.9894096851</text:p>
          </table:table-cell>
          <table:table-cell table:formula="of:=[.B60]/[.C60]" office:value-type="float" office:value="29.5391035509297">
            <text:p>29.5391035509</text:p>
          </table:table-cell>
          <table:table-cell office:value-type="float" office:value="1343118940.48531">
            <text:p>1343118940.4853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table:formula="of:=[.E61]-[.E60]" office:value-type="float" office:value="7.10972166061401">
            <text:p>7.1097216606</text:p>
          </table:table-cell>
          <table:table-cell table:formula="of:=[.B61]/[.C61]" office:value-type="float" office:value="33.7565957510737">
            <text:p>33.7565957511</text:p>
          </table:table-cell>
          <table:table-cell office:value-type="float" office:value="1343118947.59503">
            <text:p>1343118947.5950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formula="of:=[.E62]-[.E61]" office:value-type="float" office:value="7.67612409591675">
            <text:p>7.6761240959</text:p>
          </table:table-cell>
          <table:table-cell table:formula="of:=[.B62]/[.C62]" office:value-type="float" office:value="31.7868753750078">
            <text:p>31.786875375</text:p>
          </table:table-cell>
          <table:table-cell office:value-type="float" office:value="1343118955.27116">
            <text:p>1343118955.2711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table:formula="of:=[.E63]-[.E62]" office:value-type="float" office:value="7.46289873123169">
            <text:p>7.4628987312</text:p>
          </table:table-cell>
          <table:table-cell table:formula="of:=[.B63]/[.C63]" office:value-type="float" office:value="33.2310552415964">
            <text:p>33.2310552416</text:p>
          </table:table-cell>
          <table:table-cell office:value-type="float" office:value="1343118962.73406">
            <text:p>1343118962.7340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2">
            <text:p>252</text:p>
          </table:table-cell>
          <table:table-cell table:formula="of:=[.E64]-[.E63]" office:value-type="float" office:value="7.60560774803162">
            <text:p>7.605607748</text:p>
          </table:table-cell>
          <table:table-cell table:formula="of:=[.B64]/[.C64]" office:value-type="float" office:value="33.1334468393034">
            <text:p>33.1334468393</text:p>
          </table:table-cell>
          <table:table-cell office:value-type="float" office:value="1343118970.33966">
            <text:p>1343118970.3396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E65]-[.E64]" office:value-type="float" office:value="7.74527454376221">
            <text:p>7.7452745438</text:p>
          </table:table-cell>
          <table:table-cell table:formula="of:=[.B65]/[.C65]" office:value-type="float" office:value="33.052411319128">
            <text:p>33.0524113191</text:p>
          </table:table-cell>
          <table:table-cell office:value-type="float" office:value="1343118978.08494">
            <text:p>1343118978.0849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60">
            <text:p>260</text:p>
          </table:table-cell>
          <table:table-cell table:formula="of:=[.E66]-[.E65]" office:value-type="float" office:value="7.83493542671204">
            <text:p>7.8349354267</text:p>
          </table:table-cell>
          <table:table-cell table:formula="of:=[.B66]/[.C66]" office:value-type="float" office:value="33.1847023414601">
            <text:p>33.1847023415</text:p>
          </table:table-cell>
          <table:table-cell office:value-type="float" office:value="1343118985.91987">
            <text:p>1343118985.9198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64">
            <text:p>264</text:p>
          </table:table-cell>
          <table:table-cell table:formula="of:=[.E67]-[.E66]" office:value-type="float" office:value="8.1054539680481">
            <text:p>8.105453968</text:p>
          </table:table-cell>
          <table:table-cell table:formula="of:=[.B67]/[.C67]" office:value-type="float" office:value="32.5706618087888">
            <text:p>32.5706618088</text:p>
          </table:table-cell>
          <table:table-cell office:value-type="float" office:value="1343118994.02533">
            <text:p>1343118994.0253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68">
            <text:p>268</text:p>
          </table:table-cell>
          <table:table-cell table:formula="of:=[.E68]-[.E67]" office:value-type="float" office:value="8.17920851707459">
            <text:p>8.1792085171</text:p>
          </table:table-cell>
          <table:table-cell table:formula="of:=[.B68]/[.C68]" office:value-type="float" office:value="32.7660065690383">
            <text:p>32.766006569</text:p>
          </table:table-cell>
          <table:table-cell office:value-type="float" office:value="1343119002.20454">
            <text:p>1343119002.2045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72">
            <text:p>272</text:p>
          </table:table-cell>
          <table:table-cell table:formula="of:=[.E69]-[.E68]" office:value-type="float" office:value="8.28017568588257">
            <text:p>8.2801756859</text:p>
          </table:table-cell>
          <table:table-cell table:formula="of:=[.B69]/[.C69]" office:value-type="float" office:value="32.8495445409149">
            <text:p>32.8495445409</text:p>
          </table:table-cell>
          <table:table-cell office:value-type="float" office:value="1343119010.48471">
            <text:p>1343119010.4847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6">
            <text:p>276</text:p>
          </table:table-cell>
          <table:table-cell table:formula="of:=[.E70]-[.E69]" office:value-type="float" office:value="8.33877515792847">
            <text:p>8.3387751579</text:p>
          </table:table-cell>
          <table:table-cell table:formula="of:=[.B70]/[.C70]" office:value-type="float" office:value="33.098386126598">
            <text:p>33.0983861266</text:p>
          </table:table-cell>
          <table:table-cell office:value-type="float" office:value="1343119018.82349">
            <text:p>1343119018.8234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table:formula="of:=[.E71]-[.E70]" office:value-type="float" office:value="8.58178448677063">
            <text:p>8.5817844868</text:p>
          </table:table-cell>
          <table:table-cell table:formula="of:=[.B71]/[.C71]" office:value-type="float" office:value="32.6272467493955">
            <text:p>32.6272467494</text:p>
          </table:table-cell>
          <table:table-cell office:value-type="float" office:value="1343119027.40527">
            <text:p>1343119027.405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4">
            <text:p>284</text:p>
          </table:table-cell>
          <table:table-cell table:formula="of:=[.E72]-[.E71]" office:value-type="float" office:value="8.6722993850708">
            <text:p>8.6722993851</text:p>
          </table:table-cell>
          <table:table-cell table:formula="of:=[.B72]/[.C72]" office:value-type="float" office:value="32.7479469273052">
            <text:p>32.7479469273</text:p>
          </table:table-cell>
          <table:table-cell office:value-type="float" office:value="1343119036.07757">
            <text:p>1343119036.0775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table:formula="of:=[.E73]-[.E72]" office:value-type="float" office:value="8.92809700965881">
            <text:p>8.9280970097</text:p>
          </table:table-cell>
          <table:table-cell table:formula="of:=[.B73]/[.C73]" office:value-type="float" office:value="32.2577140109957">
            <text:p>32.257714011</text:p>
          </table:table-cell>
          <table:table-cell office:value-type="float" office:value="1343119045.00567">
            <text:p>1343119045.0056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2">
            <text:p>292</text:p>
          </table:table-cell>
          <table:table-cell table:formula="of:=[.E74]-[.E73]" office:value-type="float" office:value="8.71215724945068">
            <text:p>8.7121572495</text:p>
          </table:table-cell>
          <table:table-cell table:formula="of:=[.B74]/[.C74]" office:value-type="float" office:value="33.5163830999964">
            <text:p>33.5163831</text:p>
          </table:table-cell>
          <table:table-cell office:value-type="float" office:value="1343119053.71783">
            <text:p>1343119053.7178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96">
            <text:p>296</text:p>
          </table:table-cell>
          <table:table-cell table:formula="of:=[.E75]-[.E74]" office:value-type="float" office:value="8.94027948379517">
            <text:p>8.9402794838</text:p>
          </table:table-cell>
          <table:table-cell table:formula="of:=[.B75]/[.C75]" office:value-type="float" office:value="33.1085846406166">
            <text:p>33.1085846406</text:p>
          </table:table-cell>
          <table:table-cell office:value-type="float" office:value="1343119062.6581">
            <text:p>1343119062.658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table:formula="of:=[.E76]-[.E75]" office:value-type="float" office:value="9.04707169532776">
            <text:p>9.0470716953</text:p>
          </table:table-cell>
          <table:table-cell table:formula="of:=[.B76]/[.C76]" office:value-type="float" office:value="33.1599008057968">
            <text:p>33.1599008058</text:p>
          </table:table-cell>
          <table:table-cell office:value-type="float" office:value="1343119071.70518">
            <text:p>1343119071.7051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4">
            <text:p>304</text:p>
          </table:table-cell>
          <table:table-cell table:formula="of:=[.E77]-[.E76]" office:value-type="float" office:value="9.08166790008545">
            <text:p>9.0816679001</text:p>
          </table:table-cell>
          <table:table-cell table:formula="of:=[.B77]/[.C77]" office:value-type="float" office:value="33.4740273862183">
            <text:p>33.4740273862</text:p>
          </table:table-cell>
          <table:table-cell office:value-type="float" office:value="1343119080.78684">
            <text:p>1343119080.7868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08">
            <text:p>308</text:p>
          </table:table-cell>
          <table:table-cell table:formula="of:=[.E78]-[.E77]" office:value-type="float" office:value="9.04463696479797">
            <text:p>9.0446369648</text:p>
          </table:table-cell>
          <table:table-cell table:formula="of:=[.B78]/[.C78]" office:value-type="float" office:value="34.0533291937251">
            <text:p>34.0533291937</text:p>
          </table:table-cell>
          <table:table-cell office:value-type="float" office:value="1343119089.83148">
            <text:p>1343119089.8314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table:formula="of:=[.E79]-[.E78]" office:value-type="float" office:value="9.33861660957336">
            <text:p>9.3386166096</text:p>
          </table:table-cell>
          <table:table-cell table:formula="of:=[.B79]/[.C79]" office:value-type="float" office:value="33.40965937933">
            <text:p>33.4096593793</text:p>
          </table:table-cell>
          <table:table-cell office:value-type="float" office:value="1343119099.1701">
            <text:p>1343119099.170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6">
            <text:p>316</text:p>
          </table:table-cell>
          <table:table-cell table:formula="of:=[.E80]-[.E79]" office:value-type="float" office:value="9.58918881416321">
            <text:p>9.5891888142</text:p>
          </table:table-cell>
          <table:table-cell table:formula="of:=[.B80]/[.C80]" office:value-type="float" office:value="32.9537780644457">
            <text:p>32.9537780644</text:p>
          </table:table-cell>
          <table:table-cell office:value-type="float" office:value="1343119108.75929">
            <text:p>1343119108.7592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table:formula="of:=[.E81]-[.E80]" office:value-type="float" office:value="9.42024111747742">
            <text:p>9.4202411175</text:p>
          </table:table-cell>
          <table:table-cell table:formula="of:=[.B81]/[.C81]" office:value-type="float" office:value="33.9694065161774">
            <text:p>33.9694065162</text:p>
          </table:table-cell>
          <table:table-cell office:value-type="float" office:value="1343119118.17953">
            <text:p>1343119118.1795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4">
            <text:p>324</text:p>
          </table:table-cell>
          <table:table-cell table:formula="of:=[.E82]-[.E81]" office:value-type="float" office:value="9.78828883171082">
            <text:p>9.7882888317</text:p>
          </table:table-cell>
          <table:table-cell table:formula="of:=[.B82]/[.C82]" office:value-type="float" office:value="33.1007804909013">
            <text:p>33.1007804909</text:p>
          </table:table-cell>
          <table:table-cell office:value-type="float" office:value="1343119127.96782">
            <text:p>1343119127.9678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8">
            <text:p>328</text:p>
          </table:table-cell>
          <table:table-cell table:formula="of:=[.E83]-[.E82]" office:value-type="float" office:value="9.78434038162231">
            <text:p>9.7843403816</text:p>
          </table:table-cell>
          <table:table-cell table:formula="of:=[.B83]/[.C83]" office:value-type="float" office:value="33.5229547631105">
            <text:p>33.5229547631</text:p>
          </table:table-cell>
          <table:table-cell office:value-type="float" office:value="1343119137.75216">
            <text:p>1343119137.7521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2">
            <text:p>332</text:p>
          </table:table-cell>
          <table:table-cell table:formula="of:=[.E84]-[.E83]" office:value-type="float" office:value="9.86829805374146">
            <text:p>9.8682980537</text:p>
          </table:table-cell>
          <table:table-cell table:formula="of:=[.B84]/[.C84]" office:value-type="float" office:value="33.6430859903067">
            <text:p>33.6430859903</text:p>
          </table:table-cell>
          <table:table-cell office:value-type="float" office:value="1343119147.62046">
            <text:p>1343119147.6204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36">
            <text:p>336</text:p>
          </table:table-cell>
          <table:table-cell table:formula="of:=[.E85]-[.E84]" office:value-type="float" office:value="10.0403220653534">
            <text:p>10.0403220654</text:p>
          </table:table-cell>
          <table:table-cell table:formula="of:=[.B85]/[.C85]" office:value-type="float" office:value="33.4650619584655">
            <text:p>33.4650619585</text:p>
          </table:table-cell>
          <table:table-cell office:value-type="float" office:value="1343119157.66078">
            <text:p>1343119157.6607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40">
            <text:p>340</text:p>
          </table:table-cell>
          <table:table-cell table:formula="of:=[.E86]-[.E85]" office:value-type="float" office:value="10.0052833557129">
            <text:p>10.0052833557</text:p>
          </table:table-cell>
          <table:table-cell table:formula="of:=[.B86]/[.C86]" office:value-type="float" office:value="33.9820460762727">
            <text:p>33.9820460763</text:p>
          </table:table-cell>
          <table:table-cell office:value-type="float" office:value="1343119167.66606">
            <text:p>1343119167.6660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44">
            <text:p>344</text:p>
          </table:table-cell>
          <table:table-cell table:formula="of:=[.E87]-[.E86]" office:value-type="float" office:value="10.4288959503174">
            <text:p>10.4288959503</text:p>
          </table:table-cell>
          <table:table-cell table:formula="of:=[.B87]/[.C87]" office:value-type="float" office:value="32.9852749168076">
            <text:p>32.9852749168</text:p>
          </table:table-cell>
          <table:table-cell office:value-type="float" office:value="1343119178.09496">
            <text:p>1343119178.0949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8">
            <text:p>348</text:p>
          </table:table-cell>
          <table:table-cell table:formula="of:=[.E88]-[.E87]" office:value-type="float" office:value="10.3336312770844">
            <text:p>10.3336312771</text:p>
          </table:table-cell>
          <table:table-cell table:formula="of:=[.B88]/[.C88]" office:value-type="float" office:value="33.6764483528378">
            <text:p>33.6764483528</text:p>
          </table:table-cell>
          <table:table-cell office:value-type="float" office:value="1343119188.42859">
            <text:p>1343119188.4285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52">
            <text:p>352</text:p>
          </table:table-cell>
          <table:table-cell table:formula="of:=[.E89]-[.E88]" office:value-type="float" office:value="10.6212639808655">
            <text:p>10.6212639809</text:p>
          </table:table-cell>
          <table:table-cell table:formula="of:=[.B89]/[.C89]" office:value-type="float" office:value="33.1410650026342">
            <text:p>33.1410650026</text:p>
          </table:table-cell>
          <table:table-cell office:value-type="float" office:value="1343119199.04985">
            <text:p>1343119199.0498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56">
            <text:p>356</text:p>
          </table:table-cell>
          <table:table-cell table:formula="of:=[.E90]-[.E89]" office:value-type="float" office:value="10.5556697845459">
            <text:p>10.5556697845</text:p>
          </table:table-cell>
          <table:table-cell table:formula="of:=[.B90]/[.C90]" office:value-type="float" office:value="33.7259508175601">
            <text:p>33.7259508176</text:p>
          </table:table-cell>
          <table:table-cell office:value-type="float" office:value="1343119209.60552">
            <text:p>1343119209.6055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60">
            <text:p>360</text:p>
          </table:table-cell>
          <table:table-cell table:formula="of:=[.E91]-[.E90]" office:value-type="float" office:value="10.6684587001801">
            <text:p>10.6684587002</text:p>
          </table:table-cell>
          <table:table-cell table:formula="of:=[.B91]/[.C91]" office:value-type="float" office:value="33.7443308463972">
            <text:p>33.7443308464</text:p>
          </table:table-cell>
          <table:table-cell office:value-type="float" office:value="1343119220.27398">
            <text:p>1343119220.2739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4">
            <text:p>364</text:p>
          </table:table-cell>
          <table:table-cell table:formula="of:=[.E92]-[.E91]" office:value-type="float" office:value="10.4895792007446">
            <text:p>10.4895792007</text:p>
          </table:table-cell>
          <table:table-cell table:formula="of:=[.B92]/[.C92]" office:value-type="float" office:value="34.7011060247451">
            <text:p>34.7011060247</text:p>
          </table:table-cell>
          <table:table-cell office:value-type="float" office:value="1343119230.76356">
            <text:p>1343119230.7635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8">
            <text:p>368</text:p>
          </table:table-cell>
          <table:table-cell table:formula="of:=[.E93]-[.E92]" office:value-type="float" office:value="10.9153623580933">
            <text:p>10.9153623581</text:p>
          </table:table-cell>
          <table:table-cell table:formula="of:=[.B93]/[.C93]" office:value-type="float" office:value="33.7139517614955">
            <text:p>33.7139517615</text:p>
          </table:table-cell>
          <table:table-cell office:value-type="float" office:value="1343119241.67892">
            <text:p>1343119241.6789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72">
            <text:p>372</text:p>
          </table:table-cell>
          <table:table-cell table:formula="of:=[.E94]-[.E93]" office:value-type="float" office:value="11.1524240970612">
            <text:p>11.1524240971</text:p>
          </table:table-cell>
          <table:table-cell table:formula="of:=[.B94]/[.C94]" office:value-type="float" office:value="33.3559768497351">
            <text:p>33.3559768497</text:p>
          </table:table-cell>
          <table:table-cell office:value-type="float" office:value="1343119252.83135">
            <text:p>1343119252.8313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6">
            <text:p>376</text:p>
          </table:table-cell>
          <table:table-cell table:formula="of:=[.E95]-[.E94]" office:value-type="float" office:value="11.0202879905701">
            <text:p>11.0202879906</text:p>
          </table:table-cell>
          <table:table-cell table:formula="of:=[.B95]/[.C95]" office:value-type="float" office:value="34.1188905699868">
            <text:p>34.11889057</text:p>
          </table:table-cell>
          <table:table-cell office:value-type="float" office:value="1343119263.85163">
            <text:p>1343119263.8516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80">
            <text:p>380</text:p>
          </table:table-cell>
          <table:table-cell table:formula="of:=[.E96]-[.E95]" office:value-type="float" office:value="11.1813490390778">
            <text:p>11.1813490391</text:p>
          </table:table-cell>
          <table:table-cell table:formula="of:=[.B96]/[.C96]" office:value-type="float" office:value="33.9851657140776">
            <text:p>33.9851657141</text:p>
          </table:table-cell>
          <table:table-cell office:value-type="float" office:value="1343119275.03298">
            <text:p>1343119275.0329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84">
            <text:p>384</text:p>
          </table:table-cell>
          <table:table-cell table:formula="of:=[.E97]-[.E96]" office:value-type="float" office:value="11.3275864124298">
            <text:p>11.3275864124</text:p>
          </table:table-cell>
          <table:table-cell table:formula="of:=[.B97]/[.C97]" office:value-type="float" office:value="33.8995427639056">
            <text:p>33.8995427639</text:p>
          </table:table-cell>
          <table:table-cell office:value-type="float" office:value="1343119286.36057">
            <text:p>1343119286.3605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88">
            <text:p>388</text:p>
          </table:table-cell>
          <table:table-cell table:formula="of:=[.E98]-[.E97]" office:value-type="float" office:value="11.6325550079346">
            <text:p>11.6325550079</text:p>
          </table:table-cell>
          <table:table-cell table:formula="of:=[.B98]/[.C98]" office:value-type="float" office:value="33.3546671161533">
            <text:p>33.3546671162</text:p>
          </table:table-cell>
          <table:table-cell office:value-type="float" office:value="1343119297.99312">
            <text:p>1343119297.9931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2">
            <text:p>392</text:p>
          </table:table-cell>
          <table:table-cell table:formula="of:=[.E99]-[.E98]" office:value-type="float" office:value="11.8565385341644">
            <text:p>11.8565385342</text:p>
          </table:table-cell>
          <table:table-cell table:formula="of:=[.B99]/[.C99]" office:value-type="float" office:value="33.0619260309793">
            <text:p>33.061926031</text:p>
          </table:table-cell>
          <table:table-cell office:value-type="float" office:value="1343119309.84966">
            <text:p>1343119309.8496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96">
            <text:p>396</text:p>
          </table:table-cell>
          <table:table-cell table:formula="of:=[.E100]-[.E99]" office:value-type="float" office:value="11.467574596405">
            <text:p>11.4675745964</text:p>
          </table:table-cell>
          <table:table-cell table:formula="of:=[.B100]/[.C100]" office:value-type="float" office:value="34.532149468131">
            <text:p>34.5321494681</text:p>
          </table:table-cell>
          <table:table-cell office:value-type="float" office:value="1343119321.31724">
            <text:p>1343119321.3172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table:formula="of:=[.E101]-[.E100]" office:value-type="float" office:value="11.8567950725555">
            <text:p>11.8567950726</text:p>
          </table:table-cell>
          <table:table-cell table:formula="of:=[.B101]/[.C101]" office:value-type="float" office:value="33.7359292753456">
            <text:p>33.7359292753</text:p>
          </table:table-cell>
          <table:table-cell office:value-type="float" office:value="1343119333.17403">
            <text:p>1343119333.17403</text:p>
          </table:table-cell>
          <table:table-cell table:number-columns-repeated="2"/>
        </table:table-row>
        <table:table-row table:style-name="ro1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Juhasz</meta:initial-creator>
    <meta:creation-date>2012-07-19T11:18:05</meta:creation-date>
    <meta:generator>LibreOffice/3.5$Linux_X86_64 LibreOffice_project/350m1$Build-2</meta:generator>
    <dc:date>2012-07-24T13:42:53</dc:date>
    <dc:creator>Miklos Juhasz</dc:creator>
    <meta:editing-duration>PT14H23M24S</meta:editing-duration>
    <meta:editing-cycles>58</meta:editing-cycles>
    <meta:document-statistic meta:table-count="7" meta:cell-count="16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29cm" svg:height="13.847cm" xlink:href=".." xlink:type="simple" chart:class="chart:line" chart:style-name="ch1">
        <chart:title svg:x="7.611cm" svg:y="0.412cm" chart:style-name="ch2">
          <text:p>Http performance</text:p>
        </chart:title>
        <chart:subtitle svg:x="6.142cm" svg:y="1.467cm" chart:style-name="ch3">
          <text:p>Check 12k manifests for modification</text:p>
        </chart:subtitle>
        <chart:legend chart:legend-position="end" svg:x="15.236cm" svg:y="6.375cm" style:legend-expansion="high" chart:style-name="ch4"/>
        <chart:plot-area chart:style-name="ch5" table:cell-range-address="http.A1:http.C34" chart:data-source-has-labels="both" svg:x="1.387cm" svg:y="2.702cm" svg:width="13.097cm" svg:height="9.888cm">
          <chartooo:coordinate-region svg:x="2.379cm" svg:y="2.901cm" svg:width="11.825cm" svg:height="8.644cm"/>
          <chart:axis chart:dimension="x" chart:name="primary-x" chart:style-name="ch6" chartooo:axis-type="auto">
            <chartooo:date-scale/>
            <chart:title svg:x="6.317cm" svg:y="12.866cm" chart:style-name="ch7">
              <text:p>Http connection count</text:p>
            </chart:title>
            <chart:categories table:cell-range-address="http.A2:http.A34"/>
          </chart:axis>
          <chart:axis chart:dimension="y" chart:name="primary-y" chart:style-name="ch6">
            <chart:title svg:x="0.451cm" svg:y="8.815cm" chart:style-name="ch8">
              <text:p>Time (seconds)</text:p>
            </chart:title>
            <chart:grid chart:style-name="ch9" chart:class="major"/>
          </chart:axis>
          <chart:series chart:style-name="ch10" chart:values-cell-range-address="http.B2:http.B34" chart:label-cell-address="http.B1:http.B1" chart:class="chart:line">
            <chart:data-point chart:repeated="33"/>
          </chart:series>
          <chart:series chart:style-name="ch11" chart:values-cell-range-address="http.C2:http.C34" chart:label-cell-address="http.C1:http.C1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~no latency</text:p>
                <draw:g>
                  <svg:desc>http.B1:http.B1</svg:desc>
                </draw:g>
              </table:table-cell>
              <table:table-cell office:value-type="string">
                <text:p>100ms latency</text:p>
                <draw:g>
                  <svg:desc>http.C1:htt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ttp.A2:http.A34</svg:desc>
                </draw:g>
              </table:table-cell>
              <table:table-cell office:value-type="float" office:value="22.715">
                <text:p>22.715</text:p>
                <draw:g>
                  <svg:desc>http.B2:http.B34</svg:desc>
                </draw:g>
              </table:table-cell>
              <table:table-cell office:value-type="float" office:value="1224.258">
                <text:p>1224.258</text:p>
                <draw:g>
                  <svg:desc>http.C2:http.C3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09">
                <text:p>6.09</text:p>
              </table:table-cell>
              <table:table-cell office:value-type="float" office:value="309.56">
                <text:p>309.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51">
                <text:p>3.351</text:p>
              </table:table-cell>
              <table:table-cell office:value-type="float" office:value="155.231">
                <text:p>155.2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03.841">
                <text:p>103.8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35">
                <text:p>2.035</text:p>
              </table:table-cell>
              <table:table-cell office:value-type="float" office:value="77.403">
                <text:p>77.4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801">
                <text:p>1.801</text:p>
              </table:table-cell>
              <table:table-cell office:value-type="float" office:value="63.075">
                <text:p>63.0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6">
                <text:p>1.556</text:p>
              </table:table-cell>
              <table:table-cell office:value-type="float" office:value="52.026">
                <text:p>52.0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522">
                <text:p>1.522</text:p>
              </table:table-cell>
              <table:table-cell office:value-type="float" office:value="45.143">
                <text:p>45.1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94">
                <text:p>1.494</text:p>
              </table:table-cell>
              <table:table-cell office:value-type="float" office:value="39.138">
                <text:p>39.13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96">
                <text:p>1.496</text:p>
              </table:table-cell>
              <table:table-cell office:value-type="float" office:value="35.718">
                <text:p>35.7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07">
                <text:p>1.507</text:p>
              </table:table-cell>
              <table:table-cell office:value-type="float" office:value="32.398">
                <text:p>32.3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51">
                <text:p>1.51</text:p>
              </table:table-cell>
              <table:table-cell office:value-type="float" office:value="29.852">
                <text:p>29.85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519">
                <text:p>1.519</text:p>
              </table:table-cell>
              <table:table-cell office:value-type="float" office:value="26.462">
                <text:p>26.4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491">
                <text:p>1.491</text:p>
              </table:table-cell>
              <table:table-cell office:value-type="float" office:value="25.228">
                <text:p>25.2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504">
                <text:p>1.504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16">
                <text:p>1.516</text:p>
              </table:table-cell>
              <table:table-cell office:value-type="float" office:value="21.397">
                <text:p>21.3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12">
                <text:p>1.512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523">
                <text:p>1.523</text:p>
              </table:table-cell>
              <table:table-cell office:value-type="float" office:value="18.023">
                <text:p>18.0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502">
                <text:p>1.502</text:p>
              </table:table-cell>
              <table:table-cell office:value-type="float" office:value="16.169">
                <text:p>16.16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534">
                <text:p>1.534</text:p>
              </table:table-cell>
              <table:table-cell office:value-type="float" office:value="14.974">
                <text:p>14.97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516">
                <text:p>1.516</text:p>
              </table:table-cell>
              <table:table-cell office:value-type="float" office:value="13.755">
                <text:p>13.75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535">
                <text:p>1.535</text:p>
              </table:table-cell>
              <table:table-cell office:value-type="float" office:value="12.693">
                <text:p>12.69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559">
                <text:p>1.559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553">
                <text:p>1.553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31">
                <text:p>1.531</text:p>
              </table:table-cell>
              <table:table-cell office:value-type="float" office:value="10.448">
                <text:p>10.44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544">
                <text:p>1.54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.545">
                <text:p>8.545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.542">
                <text:p>8.542</text:p>
              </table:table-cell>
              <table:table-cell office:value-type="float" office:value="7.821">
                <text:p>7.82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.535">
                <text:p>8.535</text:p>
              </table:table-cell>
              <table:table-cell office:value-type="float" office:value="7.187">
                <text:p>7.18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8.556">
                <text:p>8.556</text:p>
              </table:table-cell>
              <table:table-cell office:value-type="float" office:value="6.787">
                <text:p>6.78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8.581">
                <text:p>8.581</text:p>
              </table:table-cell>
              <table:table-cell office:value-type="float" office:value="6.274">
                <text:p>6.27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552">
                <text:p>8.552</text:p>
              </table:table-cell>
              <table:table-cell office:value-type="float" office:value="6.077">
                <text:p>6.07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548">
                <text:p>8.548</text:p>
              </table:table-cell>
              <table:table-cell office:value-type="float" office:value="5.584">
                <text:p>5.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line" chart:style-name="ch1">
        <chart:title svg:x="5.862cm" svg:y="0.315cm" chart:style-name="ch2">
          <text:p>Apache performance</text:p>
        </chart:title>
        <chart:subtitle svg:x="6.127cm" svg:y="1.273cm" chart:style-name="ch3">
          <text:p>serving an 800kB file</text:p>
        </chart:subtitle>
        <chart:legend chart:legend-position="end" svg:x="13.114cm" svg:y="4.197cm" style:legend-expansion="high" chart:style-name="ch4"/>
        <chart:plot-area chart:style-name="ch5" table:cell-range-address="apache.A2:apache.A161 apache.C1:apache.C161" chart:data-source-has-labels="both" svg:x="1.33cm" svg:y="2.314cm" svg:width="11.146cm" svg:height="5.518cm">
          <chartooo:coordinate-region svg:x="1.951cm" svg:y="2.513cm" svg:width="10.503cm" svg:height="4.274cm"/>
          <chart:axis chart:dimension="x" chart:name="primary-x" chart:style-name="ch6" chartooo:axis-type="auto">
            <chartooo:date-scale/>
            <chart:title svg:x="5.219cm" svg:y="8.011cm" chart:style-name="ch7">
              <text:p>concurrent client count</text:p>
            </chart:title>
            <chart:categories table:cell-range-address="apache.A2:apache.A161"/>
          </chart:axis>
          <chart:axis chart:dimension="y" chart:name="primary-y" chart:style-name="ch6">
            <chart:title svg:x="0.451cm" svg:y="5.792cm" chart:style-name="ch8">
              <text:p>time (ms)</text:p>
            </chart:title>
            <chart:grid chart:style-name="ch9" chart:class="major"/>
          </chart:axis>
          <chart:series chart:style-name="ch10" chart:values-cell-range-address="apache.C2:apache.C161" chart:label-cell-address="apache.C1:apache.C1" chart:class="chart:line">
            <chart:data-point chart:repeated="1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0kB file</text:p>
                <draw:g>
                  <svg:desc>apache.C1:apache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pache.A2:apache.A161</svg:desc>
                </draw:g>
              </table:table-cell>
              <table:table-cell office:value-type="float" office:value="8.987">
                <text:p>8.987</text:p>
                <draw:g>
                  <svg:desc>apache.C2:apache.C1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.221">
                <text:p>7.2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222">
                <text:p>7.2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.221">
                <text:p>7.2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.224">
                <text:p>7.2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.217">
                <text:p>7.21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.223">
                <text:p>7.2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.224">
                <text:p>7.2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.229">
                <text:p>7.2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.222">
                <text:p>7.2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.045">
                <text:p>7.0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7.224">
                <text:p>7.22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.232">
                <text:p>7.23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.759">
                <text:p>7.7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229">
                <text:p>7.22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.235">
                <text:p>7.23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.234">
                <text:p>7.23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.242">
                <text:p>7.2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.228">
                <text:p>7.2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.223">
                <text:p>7.22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229">
                <text:p>7.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.247">
                <text:p>7.24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.242">
                <text:p>7.24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7.242">
                <text:p>7.24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.235">
                <text:p>7.23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.248">
                <text:p>7.24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.232">
                <text:p>7.23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.232">
                <text:p>7.23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.664">
                <text:p>6.66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.248">
                <text:p>7.2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7.236">
                <text:p>7.23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.251">
                <text:p>7.25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7.247">
                <text:p>7.24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7.253">
                <text:p>7.25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.235">
                <text:p>7.23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7.236">
                <text:p>7.23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7.238">
                <text:p>7.2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.256">
                <text:p>7.25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7.254">
                <text:p>7.25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7.254">
                <text:p>7.25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.238">
                <text:p>7.23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.238">
                <text:p>7.23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.242">
                <text:p>7.24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7.248">
                <text:p>7.2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5.018">
                <text:p>35.0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4.946">
                <text:p>34.94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4.471">
                <text:p>34.4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5.545">
                <text:p>35.54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4.746">
                <text:p>34.74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4.968">
                <text:p>34.96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5.083">
                <text:p>35.08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5.229">
                <text:p>35.22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4.306">
                <text:p>34.30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3.752">
                <text:p>33.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 4 5" chart:style-name="ch1">
        <chart:legend chart:legend-position="end" svg:x="13.516cm" svg:y="2.958cm" style:legend-expansion="high" chart:style-name="ch2"/>
        <chart:plot-area chart:style-name="ch3" table:cell-range-address="http2.A1:http2.G26" chart:data-source-has-labels="both" svg:x="1.33cm" svg:y="0.855cm" svg:width="11.548cm" svg:height="6.989cm">
          <chartooo:coordinate-region svg:x="2.137cm" svg:y="1.054cm" svg:width="10.461cm" svg:height="6.143cm"/>
          <chart:axis chart:dimension="x" chart:name="primary-x" chart:style-name="ch4" chartooo:axis-type="auto">
            <chart:title svg:x="5.367cm" svg:y="8.024cm" chart:style-name="ch5">
              <text:p>concurrent connections</text:p>
            </chart:title>
            <chart:categories table:cell-range-address="http2.A2:http2.A26"/>
          </chart:axis>
          <chart:axis chart:dimension="y" chart:name="primary-y" chart:style-name="ch4">
            <chart:title svg:x="0.451cm" svg:y="5.557cm" chart:style-name="ch6">
              <text:p>elapsed time (s)</text:p>
            </chart:title>
            <chart:grid chart:style-name="ch7" chart:class="major"/>
          </chart:axis>
          <chart:series chart:style-name="ch8" chart:values-cell-range-address="http2.B2:http2.B26" chart:label-cell-address="http2.B1:http2.B1" chart:class="chart:scatter">
            <chart:domain table:cell-range-address="http2.A2:http2.A26"/>
            <chart:data-point chart:repeated="25"/>
          </chart:series>
          <chart:series chart:style-name="ch9" chart:values-cell-range-address="http2.C2:http2.C26" chart:label-cell-address="http2.C1:http2.C1" chart:class="chart:scatter">
            <chart:data-point chart:repeated="25"/>
          </chart:series>
          <chart:series chart:style-name="ch10" chart:values-cell-range-address="http2.D2:http2.D26" chart:label-cell-address="http2.D1:http2.D1" chart:class="chart:scatter">
            <chart:data-point chart:repeated="25"/>
          </chart:series>
          <chart:series chart:style-name="ch11" chart:values-cell-range-address="http2.E2:http2.E26" chart:label-cell-address="http2.E1:http2.E1" chart:class="chart:scatter">
            <chart:data-point chart:repeated="25"/>
          </chart:series>
          <chart:series chart:style-name="ch12" chart:values-cell-range-address="http2.F2:http2.F26" chart:label-cell-address="http2.F1:http2.F1" chart:class="chart:scatter">
            <chart:data-point chart:repeated="25"/>
          </chart:series>
          <chart:series chart:style-name="ch13" chart:values-cell-range-address="http2.G2:http2.G26" chart:label-cell-address="http2.G1:http2.G1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 ms</text:p>
                <draw:g>
                  <svg:desc>http2.B1:http2.B1</svg:desc>
                </draw:g>
              </table:table-cell>
              <table:table-cell office:value-type="string">
                <text:p>5 ms</text:p>
                <draw:g>
                  <svg:desc>http2.C1:http2.C1</svg:desc>
                </draw:g>
              </table:table-cell>
              <table:table-cell office:value-type="string">
                <text:p>10 ms</text:p>
                <draw:g>
                  <svg:desc>http2.D1:http2.D1</svg:desc>
                </draw:g>
              </table:table-cell>
              <table:table-cell office:value-type="string">
                <text:p>25 ms</text:p>
                <draw:g>
                  <svg:desc>http2.E1:http2.E1</svg:desc>
                </draw:g>
              </table:table-cell>
              <table:table-cell office:value-type="string">
                <text:p>50 ms</text:p>
                <draw:g>
                  <svg:desc>http2.F1:http2.F1</svg:desc>
                </draw:g>
              </table:table-cell>
              <table:table-cell office:value-type="string">
                <text:p>100 ms</text:p>
                <draw:g>
                  <svg:desc>http2.G1:http2.G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ttp2.A2:http2.A26</svg:desc>
                </draw:g>
              </table:table-cell>
              <table:table-cell office:value-type="float" office:value="4">
                <text:p>4</text:p>
                <draw:g>
                  <svg:desc>http2.A2:http2.A26</svg:desc>
                </draw:g>
              </table:table-cell>
              <table:table-cell office:value-type="float" office:value="5.478">
                <text:p>5.478</text:p>
                <draw:g>
                  <svg:desc>http2.B2:http2.B26</svg:desc>
                </draw:g>
              </table:table-cell>
              <table:table-cell office:value-type="float" office:value="20.865">
                <text:p>20.865</text:p>
                <draw:g>
                  <svg:desc>http2.C2:http2.C26</svg:desc>
                </draw:g>
              </table:table-cell>
              <table:table-cell office:value-type="float" office:value="37.265">
                <text:p>37.265</text:p>
                <draw:g>
                  <svg:desc>http2.D2:http2.D26</svg:desc>
                </draw:g>
              </table:table-cell>
              <table:table-cell office:value-type="float" office:value="81.738">
                <text:p>81.738</text:p>
                <draw:g>
                  <svg:desc>http2.E2:http2.E26</svg:desc>
                </draw:g>
              </table:table-cell>
              <table:table-cell office:value-type="float" office:value="156.942">
                <text:p>156.942</text:p>
                <draw:g>
                  <svg:desc>http2.F2:http2.F26</svg:desc>
                </draw:g>
              </table:table-cell>
              <table:table-cell office:value-type="float" office:value="306.8">
                <text:p>306.8</text:p>
                <draw:g>
                  <svg:desc>http2.G2:http2.G2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71">
                <text:p>2.71</text:p>
              </table:table-cell>
              <table:table-cell office:value-type="float" office:value="11.005">
                <text:p>11.005</text:p>
              </table:table-cell>
              <table:table-cell office:value-type="float" office:value="18.18">
                <text:p>18.18</text:p>
              </table:table-cell>
              <table:table-cell office:value-type="float" office:value="40.826">
                <text:p>40.826</text:p>
              </table:table-cell>
              <table:table-cell office:value-type="float" office:value="78.311">
                <text:p>78.311</text:p>
              </table:table-cell>
              <table:table-cell office:value-type="float" office:value="153.382">
                <text:p>153.3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861">
                <text:p>1.861</text:p>
              </table:table-cell>
              <table:table-cell office:value-type="float" office:value="6.971">
                <text:p>6.971</text:p>
              </table:table-cell>
              <table:table-cell office:value-type="float" office:value="12.094">
                <text:p>12.094</text:p>
              </table:table-cell>
              <table:table-cell office:value-type="float" office:value="27.123">
                <text:p>27.123</text:p>
              </table:table-cell>
              <table:table-cell office:value-type="float" office:value="52.195">
                <text:p>52.195</text:p>
              </table:table-cell>
              <table:table-cell office:value-type="float" office:value="102.283">
                <text:p>102.2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544">
                <text:p>1.544</text:p>
              </table:table-cell>
              <table:table-cell office:value-type="float" office:value="5.197">
                <text:p>5.197</text:p>
              </table:table-cell>
              <table:table-cell office:value-type="float" office:value="9.112">
                <text:p>9.112</text:p>
              </table:table-cell>
              <table:table-cell office:value-type="float" office:value="20.365">
                <text:p>20.365</text:p>
              </table:table-cell>
              <table:table-cell office:value-type="float" office:value="39.164">
                <text:p>39.164</text:p>
              </table:table-cell>
              <table:table-cell office:value-type="float" office:value="76.741">
                <text:p>76.7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48">
                <text:p>1.448</text:p>
              </table:table-cell>
              <table:table-cell office:value-type="float" office:value="4.149">
                <text:p>4.149</text:p>
              </table:table-cell>
              <table:table-cell office:value-type="float" office:value="7.232">
                <text:p>7.232</text:p>
              </table:table-cell>
              <table:table-cell office:value-type="float" office:value="16.338">
                <text:p>16.338</text:p>
              </table:table-cell>
              <table:table-cell office:value-type="float" office:value="31.351">
                <text:p>31.351</text:p>
              </table:table-cell>
              <table:table-cell office:value-type="float" office:value="61.408">
                <text:p>61.4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.432">
                <text:p>1.432</text:p>
              </table:table-cell>
              <table:table-cell office:value-type="float" office:value="3.465">
                <text:p>3.465</text:p>
              </table:table-cell>
              <table:table-cell office:value-type="float" office:value="6.058">
                <text:p>6.058</text:p>
              </table:table-cell>
              <table:table-cell office:value-type="float" office:value="13.597">
                <text:p>13.597</text:p>
              </table:table-cell>
              <table:table-cell office:value-type="float" office:value="26.142">
                <text:p>26.142</text:p>
              </table:table-cell>
              <table:table-cell office:value-type="float" office:value="51.205">
                <text:p>51.20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.309">
                <text:p>1.309</text:p>
              </table:table-cell>
              <table:table-cell office:value-type="float" office:value="2.961">
                <text:p>2.961</text:p>
              </table:table-cell>
              <table:table-cell office:value-type="float" office:value="5.151">
                <text:p>5.151</text:p>
              </table:table-cell>
              <table:table-cell office:value-type="float" office:value="11.705">
                <text:p>11.705</text:p>
              </table:table-cell>
              <table:table-cell office:value-type="float" office:value="22.382">
                <text:p>22.382</text:p>
              </table:table-cell>
              <table:table-cell office:value-type="float" office:value="43.846">
                <text:p>43.8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312">
                <text:p>1.312</text:p>
              </table:table-cell>
              <table:table-cell office:value-type="float" office:value="2.953">
                <text:p>2.953</text:p>
              </table:table-cell>
              <table:table-cell office:value-type="float" office:value="4.507">
                <text:p>4.507</text:p>
              </table:table-cell>
              <table:table-cell office:value-type="float" office:value="10.202">
                <text:p>10.202</text:p>
              </table:table-cell>
              <table:table-cell office:value-type="float" office:value="19.611">
                <text:p>19.611</text:p>
              </table:table-cell>
              <table:table-cell office:value-type="float" office:value="38.376">
                <text:p>38.37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.317">
                <text:p>1.317</text:p>
              </table:table-cell>
              <table:table-cell office:value-type="float" office:value="2.273">
                <text:p>2.273</text:p>
              </table:table-cell>
              <table:table-cell office:value-type="float" office:value="4.256">
                <text:p>4.256</text:p>
              </table:table-cell>
              <table:table-cell office:value-type="float" office:value="9.062">
                <text:p>9.062</text:p>
              </table:table-cell>
              <table:table-cell office:value-type="float" office:value="17.409">
                <text:p>17.409</text:p>
              </table:table-cell>
              <table:table-cell office:value-type="float" office:value="34.105">
                <text:p>34.1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19">
                <text:p>1.219</text:p>
              </table:table-cell>
              <table:table-cell office:value-type="float" office:value="2.032">
                <text:p>2.032</text:p>
              </table:table-cell>
              <table:table-cell office:value-type="float" office:value="3.581">
                <text:p>3.581</text:p>
              </table:table-cell>
              <table:table-cell office:value-type="float" office:value="8.269">
                <text:p>8.269</text:p>
              </table:table-cell>
              <table:table-cell office:value-type="float" office:value="15.705">
                <text:p>15.705</text:p>
              </table:table-cell>
              <table:table-cell office:value-type="float" office:value="30.733">
                <text:p>30.7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.126">
                <text:p>1.126</text:p>
              </table:table-cell>
              <table:table-cell office:value-type="float" office:value="1.931">
                <text:p>1.931</text:p>
              </table:table-cell>
              <table:table-cell office:value-type="float" office:value="3.242">
                <text:p>3.242</text:p>
              </table:table-cell>
              <table:table-cell office:value-type="float" office:value="7.407">
                <text:p>7.407</text:p>
              </table:table-cell>
              <table:table-cell office:value-type="float" office:value="14.3">
                <text:p>14.3</text:p>
              </table:table-cell>
              <table:table-cell office:value-type="float" office:value="27.899">
                <text:p>27.8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.149">
                <text:p>1.149</text:p>
              </table:table-cell>
              <table:table-cell office:value-type="float" office:value="1.762">
                <text:p>1.762</text:p>
              </table:table-cell>
              <table:table-cell office:value-type="float" office:value="2.929">
                <text:p>2.929</text:p>
              </table:table-cell>
              <table:table-cell office:value-type="float" office:value="6.793">
                <text:p>6.793</text:p>
              </table:table-cell>
              <table:table-cell office:value-type="float" office:value="13.093">
                <text:p>13.093</text:p>
              </table:table-cell>
              <table:table-cell office:value-type="float" office:value="25.646">
                <text:p>25.64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942">
                <text:p>0.942</text:p>
              </table:table-cell>
              <table:table-cell office:value-type="float" office:value="1.645">
                <text:p>1.645</text:p>
              </table:table-cell>
              <table:table-cell office:value-type="float" office:value="2.763">
                <text:p>2.763</text:p>
              </table:table-cell>
              <table:table-cell office:value-type="float" office:value="6.268">
                <text:p>6.268</text:p>
              </table:table-cell>
              <table:table-cell office:value-type="float" office:value="12.049">
                <text:p>12.049</text:p>
              </table:table-cell>
              <table:table-cell office:value-type="float" office:value="23.597">
                <text:p>23.59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952">
                <text:p>0.952</text:p>
              </table:table-cell>
              <table:table-cell office:value-type="float" office:value="1.54">
                <text:p>1.54</text:p>
              </table:table-cell>
              <table:table-cell office:value-type="float" office:value="2.616">
                <text:p>2.616</text:p>
              </table:table-cell>
              <table:table-cell office:value-type="float" office:value="6.009">
                <text:p>6.009</text:p>
              </table:table-cell>
              <table:table-cell office:value-type="float" office:value="11.268">
                <text:p>11.268</text:p>
              </table:table-cell>
              <table:table-cell office:value-type="float" office:value="21.969">
                <text:p>21.9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5">
                <text:p>0.985</text:p>
              </table:table-cell>
              <table:table-cell office:value-type="float" office:value="1.507">
                <text:p>1.507</text:p>
              </table:table-cell>
              <table:table-cell office:value-type="float" office:value="2.519">
                <text:p>2.519</text:p>
              </table:table-cell>
              <table:table-cell office:value-type="float" office:value="5.463">
                <text:p>5.463</text:p>
              </table:table-cell>
              <table:table-cell office:value-type="float" office:value="10.481">
                <text:p>10.481</text:p>
              </table:table-cell>
              <table:table-cell office:value-type="float" office:value="20.528">
                <text:p>20.5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.008">
                <text:p>1.008</text:p>
              </table:table-cell>
              <table:table-cell office:value-type="float" office:value="1.497">
                <text:p>1.497</text:p>
              </table:table-cell>
              <table:table-cell office:value-type="float" office:value="2.279">
                <text:p>2.279</text:p>
              </table:table-cell>
              <table:table-cell office:value-type="float" office:value="5.097">
                <text:p>5.097</text:p>
              </table:table-cell>
              <table:table-cell office:value-type="float" office:value="9.777">
                <text:p>9.777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.043">
                <text:p>1.043</text:p>
              </table:table-cell>
              <table:table-cell office:value-type="float" office:value="1.484">
                <text:p>1.484</text:p>
              </table:table-cell>
              <table:table-cell office:value-type="float" office:value="2.143">
                <text:p>2.143</text:p>
              </table:table-cell>
              <table:table-cell office:value-type="float" office:value="5.073">
                <text:p>5.073</text:p>
              </table:table-cell>
              <table:table-cell office:value-type="float" office:value="9.233">
                <text:p>9.233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.227">
                <text:p>1.227</text:p>
              </table:table-cell>
              <table:table-cell office:value-type="float" office:value="1.466">
                <text:p>1.466</text:p>
              </table:table-cell>
              <table:table-cell office:value-type="float" office:value="2.043">
                <text:p>2.043</text:p>
              </table:table-cell>
              <table:table-cell office:value-type="float" office:value="4.547">
                <text:p>4.547</text:p>
              </table:table-cell>
              <table:table-cell office:value-type="float" office:value="8.839">
                <text:p>8.839</text:p>
              </table:table-cell>
              <table:table-cell office:value-type="float" office:value="17.068">
                <text:p>17.06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2.012">
                <text:p>2.012</text:p>
              </table:table-cell>
              <table:table-cell office:value-type="float" office:value="1.44">
                <text:p>1.44</text:p>
              </table:table-cell>
              <table:table-cell office:value-type="float" office:value="1.937">
                <text:p>1.937</text:p>
              </table:table-cell>
              <table:table-cell office:value-type="float" office:value="4.286">
                <text:p>4.286</text:p>
              </table:table-cell>
              <table:table-cell office:value-type="float" office:value="8.252">
                <text:p>8.252</text:p>
              </table:table-cell>
              <table:table-cell office:value-type="float" office:value="16.171">
                <text:p>16.1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82">
                <text:p>0.982</text:p>
              </table:table-cell>
              <table:table-cell office:value-type="float" office:value="1.415">
                <text:p>1.415</text:p>
              </table:table-cell>
              <table:table-cell office:value-type="float" office:value="1.836">
                <text:p>1.836</text:p>
              </table:table-cell>
              <table:table-cell office:value-type="float" office:value="4.387">
                <text:p>4.387</text:p>
              </table:table-cell>
              <table:table-cell office:value-type="float" office:value="7.891">
                <text:p>7.891</text:p>
              </table:table-cell>
              <table:table-cell office:value-type="float" office:value="15.428">
                <text:p>15.42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1.31">
                <text:p>1.31</text:p>
              </table:table-cell>
              <table:table-cell office:value-type="float" office:value="1.394">
                <text:p>1.394</text:p>
              </table:table-cell>
              <table:table-cell office:value-type="float" office:value="1.744">
                <text:p>1.744</text:p>
              </table:table-cell>
              <table:table-cell office:value-type="float" office:value="3.893">
                <text:p>3.893</text:p>
              </table:table-cell>
              <table:table-cell office:value-type="float" office:value="7.472">
                <text:p>7.472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.174">
                <text:p>1.174</text:p>
              </table:table-cell>
              <table:table-cell office:value-type="float" office:value="1.417">
                <text:p>1.417</text:p>
              </table:table-cell>
              <table:table-cell office:value-type="float" office:value="1.658">
                <text:p>1.658</text:p>
              </table:table-cell>
              <table:table-cell office:value-type="float" office:value="3.707">
                <text:p>3.707</text:p>
              </table:table-cell>
              <table:table-cell office:value-type="float" office:value="7.308">
                <text:p>7.308</text:p>
              </table:table-cell>
              <table:table-cell office:value-type="float" office:value="14.009">
                <text:p>14.00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974">
                <text:p>0.974</text:p>
              </table:table-cell>
              <table:table-cell office:value-type="float" office:value="1.416">
                <text:p>1.416</text:p>
              </table:table-cell>
              <table:table-cell office:value-type="float" office:value="1.616">
                <text:p>1.616</text:p>
              </table:table-cell>
              <table:table-cell office:value-type="float" office:value="3.557">
                <text:p>3.557</text:p>
              </table:table-cell>
              <table:table-cell office:value-type="float" office:value="6.856">
                <text:p>6.856</text:p>
              </table:table-cell>
              <table:table-cell office:value-type="float" office:value="13.616">
                <text:p>13.6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98">
                <text:p>0.98</text:p>
              </table:table-cell>
              <table:table-cell office:value-type="float" office:value="1.326">
                <text:p>1.326</text:p>
              </table:table-cell>
              <table:table-cell office:value-type="float" office:value="2.419">
                <text:p>2.419</text:p>
              </table:table-cell>
              <table:table-cell office:value-type="float" office:value="3.399">
                <text:p>3.399</text:p>
              </table:table-cell>
              <table:table-cell office:value-type="float" office:value="6.551">
                <text:p>6.551</text:p>
              </table:table-cell>
              <table:table-cell office:value-type="float" office:value="12.872">
                <text:p>12.8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19">
                <text:p>1.019</text:p>
              </table:table-cell>
              <table:table-cell office:value-type="float" office:value="1.398">
                <text:p>1.398</text:p>
              </table:table-cell>
              <table:table-cell office:value-type="float" office:value="1.548">
                <text:p>1.548</text:p>
              </table:table-cell>
              <table:table-cell office:value-type="float" office:value="3.253">
                <text:p>3.253</text:p>
              </table:table-cell>
              <table:table-cell office:value-type="float" office:value="6.295">
                <text:p>6.295</text:p>
              </table:table-cell>
              <table:table-cell office:value-type="float" office:value="12.361">
                <text:p>12.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92cm" xlink:href=".." xlink:type="simple" chart:class="chart:scatter" chart:style-name="ch1">
        <chart:title svg:x="5.969cm" svg:y="0.315cm" chart:style-name="ch2">
          <text:p>Rsync performance</text:p>
        </chart:title>
        <chart:subtitle svg:x="5.479cm" svg:y="1.273cm" chart:style-name="ch3">
          <text:p>repository size (# of objects)</text:p>
        </chart:subtitle>
        <chart:legend chart:legend-position="end" svg:x="14.095cm" svg:y="3.948cm" style:legend-expansion="high" chart:style-name="ch4"/>
        <chart:plot-area chart:style-name="ch5" table:cell-range-address="Sheet7.B1:Sheet7.B101 Sheet7.D1:Sheet7.D101 Sheet7.G1:Sheet7.G101" chart:data-source-has-labels="both" svg:x="1.33cm" svg:y="2.314cm" svg:width="12.127cm" svg:height="5.518cm">
          <chartooo:coordinate-region svg:x="1.951cm" svg:y="2.513cm" svg:width="11.226cm" svg:height="4.672cm"/>
          <chart:axis chart:dimension="x" chart:name="primary-x" chart:style-name="ch6" chartooo:axis-type="auto">
            <chart:title svg:x="5.761cm" svg:y="8.011cm" chart:style-name="ch7">
              <text:p># of concurrent clients</text:p>
            </chart:title>
            <chart:categories table:cell-range-address="Sheet7.B2:Sheet7.B101"/>
          </chart:axis>
          <chart:axis chart:dimension="y" chart:name="primary-y" chart:style-name="ch6">
            <chart:title svg:x="0.451cm" svg:y="5.633cm" chart:style-name="ch8">
              <text:p>rsync/s</text:p>
            </chart:title>
            <chart:grid chart:style-name="ch9" chart:class="major"/>
          </chart:axis>
          <chart:series chart:style-name="ch10" chart:values-cell-range-address="Sheet7.D2:Sheet7.D101" chart:label-cell-address="Sheet7.D1:Sheet7.D1" chart:class="chart:scatter">
            <chart:domain table:cell-range-address="Sheet7.B2:Sheet7.B101"/>
            <chart:data-point chart:repeated="100"/>
          </chart:series>
          <chart:series chart:style-name="ch11" chart:values-cell-range-address="Sheet7.G2:Sheet7.G101" chart:label-cell-address="Sheet7.G1:Sheet7.G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k</text:p>
                <draw:g>
                  <svg:desc>Sheet7.D1:Sheet7.D1</svg:desc>
                </draw:g>
              </table:table-cell>
              <table:table-cell office:value-type="string">
                <text:p>69k</text:p>
                <draw:g>
                  <svg:desc>Sheet7.G1:Sheet7.G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7.B2:Sheet7.B101</svg:desc>
                </draw:g>
              </table:table-cell>
              <table:table-cell office:value-type="float" office:value="5.06467314456698">
                <text:p>5.06467314456698</text:p>
                <draw:g>
                  <svg:desc>Sheet7.D2:Sheet7.D101</svg:desc>
                </draw:g>
              </table:table-cell>
              <table:table-cell office:value-type="float" office:value="1.34816312773846">
                <text:p>1.34816312773846</text:p>
                <draw:g>
                  <svg:desc>Sheet7.G2:Sheet7.G10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1599212500673">
                <text:p>9.21599212500673</text:p>
              </table:table-cell>
              <table:table-cell office:value-type="float" office:value="1.48011100832562">
                <text:p>1.480111008325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.3436942905723">
                <text:p>12.3436942905723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6598370897754">
                <text:p>14.6598370897754</text:p>
              </table:table-cell>
              <table:table-cell office:value-type="float" office:value="1.59045725646123">
                <text:p>1.590457256461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9507886859868">
                <text:p>16.9507886859868</text:p>
              </table:table-cell>
              <table:table-cell office:value-type="float" office:value="1.60436386972565">
                <text:p>1.6043638697256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.9632837220789">
                <text:p>17.9632837220789</text:p>
              </table:table-cell>
              <table:table-cell office:value-type="float" office:value="1.63076714004213">
                <text:p>1.630767140042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.9594852548025">
                <text:p>18.9594852548025</text:p>
              </table:table-cell>
              <table:table-cell office:value-type="float" office:value="1.61243881370573">
                <text:p>1.612438813705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.2002110577304">
                <text:p>16.2002110577304</text:p>
              </table:table-cell>
              <table:table-cell office:value-type="float" office:value="1.63331972233565">
                <text:p>1.633319722335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.3241834929758">
                <text:p>21.3241834929758</text:p>
              </table:table-cell>
              <table:table-cell office:value-type="float" office:value="1.6366612111293">
                <text:p>1.63666121112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7740335108048">
                <text:p>22.7740335108048</text:p>
              </table:table-cell>
              <table:table-cell office:value-type="float" office:value="1.64731076517585">
                <text:p>1.6473107651758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3.3992270304524">
                <text:p>23.3992270304524</text:p>
              </table:table-cell>
              <table:table-cell office:value-type="float" office:value="1.64615211942085">
                <text:p>1.6461521194208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.3006829682006">
                <text:p>23.3006829682006</text:p>
              </table:table-cell>
              <table:table-cell office:value-type="float" office:value="1.65420270875694">
                <text:p>1.6542027087569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.816223541913">
                <text:p>24.816223541913</text:p>
              </table:table-cell>
              <table:table-cell office:value-type="float" office:value="1.64562169688914">
                <text:p>1.645621696889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4.7361734523925">
                <text:p>24.7361734523925</text:p>
              </table:table-cell>
              <table:table-cell office:value-type="float" office:value="1.65548230703284">
                <text:p>1.655482307032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6433806783733">
                <text:p>25.6433806783733</text:p>
              </table:table-cell>
              <table:table-cell office:value-type="float" office:value="1.65011963367344">
                <text:p>1.650119633673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.9971743141957">
                <text:p>24.9971743141957</text:p>
              </table:table-cell>
              <table:table-cell office:value-type="float" office:value="1.65867565115978">
                <text:p>1.658675651159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.032714146755">
                <text:p>26.032714146755</text:p>
              </table:table-cell>
              <table:table-cell office:value-type="float" office:value="1.6551052695631">
                <text:p>1.65510526956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.023660096118">
                <text:p>27.023660096118</text:p>
              </table:table-cell>
              <table:table-cell office:value-type="float" office:value="1.6555149341243">
                <text:p>1.655514934124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7.2488408430813">
                <text:p>27.2488408430813</text:p>
              </table:table-cell>
              <table:table-cell office:value-type="float" office:value="1.6595335837191">
                <text:p>1.65953358371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.0380399550914">
                <text:p>27.0380399550914</text:p>
              </table:table-cell>
              <table:table-cell office:value-type="float" office:value="1.65470453182204">
                <text:p>1.6547045318220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8.5320379084436">
                <text:p>28.5320379084436</text:p>
              </table:table-cell>
              <table:table-cell office:value-type="float" office:value="1.6604400166044">
                <text:p>1.66044001660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.2266372569797">
                <text:p>27.2266372569797</text:p>
              </table:table-cell>
              <table:table-cell office:value-type="float" office:value="1.6595006411707">
                <text:p>1.659500641170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7.8771347311636">
                <text:p>27.8771347311636</text:p>
              </table:table-cell>
              <table:table-cell office:value-type="float" office:value="1.65682178360467">
                <text:p>1.656821783604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8.6742002104918">
                <text:p>28.6742002104918</text:p>
              </table:table-cell>
              <table:table-cell office:value-type="float" office:value="1.66156082870346">
                <text:p>1.661560828703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.9927926119334">
                <text:p>27.9927926119334</text:p>
              </table:table-cell>
              <table:table-cell office:value-type="float" office:value="1.65826479172194">
                <text:p>1.6582647917219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9.8511918745954">
                <text:p>29.8511918745954</text:p>
              </table:table-cell>
              <table:table-cell office:value-type="float" office:value="1.66012195511286">
                <text:p>1.6601219551128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0.8206851688142">
                <text:p>30.8206851688142</text:p>
              </table:table-cell>
              <table:table-cell office:value-type="float" office:value="1.66161515146853">
                <text:p>1.6616151514685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9.5336715457115">
                <text:p>29.5336715457115</text:p>
              </table:table-cell>
              <table:table-cell office:value-type="float" office:value="1.65746673967413">
                <text:p>1.6574667396741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9.9296555451547">
                <text:p>29.9296555451547</text:p>
              </table:table-cell>
              <table:table-cell office:value-type="float" office:value="1.6619625485336">
                <text:p>1.66196254853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9583703821071">
                <text:p>30.9583703821071</text:p>
              </table:table-cell>
              <table:table-cell office:value-type="float" office:value="1.65963626305235">
                <text:p>1.6596362630523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9.8070818266753">
                <text:p>29.8070818266753</text:p>
              </table:table-cell>
              <table:table-cell office:value-type="float" office:value="1.66489883054284">
                <text:p>1.664898830542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.916488422216">
                <text:p>30.916488422216</text:p>
              </table:table-cell>
              <table:table-cell office:value-type="float" office:value="1.66240243126356">
                <text:p>1.6624024312635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9.6464876919137">
                <text:p>29.6464876919137</text:p>
              </table:table-cell>
              <table:table-cell office:value-type="float" office:value="1.65762507534659">
                <text:p>1.6576250753465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.2137462207546">
                <text:p>31.2137462207546</text:p>
              </table:table-cell>
              <table:table-cell office:value-type="float" office:value="1.65884003171312">
                <text:p>1.658840031713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905048179718">
                <text:p>30.905048179718</text:p>
              </table:table-cell>
              <table:table-cell office:value-type="float" office:value="1.66262885373616">
                <text:p>1.662628853736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1.8201339366928">
                <text:p>31.8201339366928</text:p>
              </table:table-cell>
              <table:table-cell office:value-type="float" office:value="1.66333614406339">
                <text:p>1.6633361440633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.5497538206665">
                <text:p>31.5497538206665</text:p>
              </table:table-cell>
              <table:table-cell office:value-type="float" office:value="1.65549950223157">
                <text:p>1.6554995022315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1.4233376270507">
                <text:p>31.4233376270507</text:p>
              </table:table-cell>
              <table:table-cell office:value-type="float" office:value="1.26345538423174">
                <text:p>1.2634553842317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1.8801254153833">
                <text:p>31.8801254153833</text:p>
              </table:table-cell>
              <table:table-cell office:value-type="float" office:value="0.61782912272225">
                <text:p>0.617829122722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3570952305215">
                <text:p>30.3570952305215</text:p>
              </table:table-cell>
              <table:table-cell office:value-type="float" office:value="0.700016625394853">
                <text:p>0.70001662539485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1.8809673644862">
                <text:p>31.8809673644862</text:p>
              </table:table-cell>
              <table:table-cell office:value-type="float" office:value="0.704116505521304">
                <text:p>0.70411650552130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1.9254206866255">
                <text:p>31.9254206866255</text:p>
              </table:table-cell>
              <table:table-cell office:value-type="float" office:value="0.692669250432918">
                <text:p>0.69266925043291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2.2793756429742">
                <text:p>32.2793756429742</text:p>
              </table:table-cell>
              <table:table-cell office:value-type="float" office:value="0.600162602193385">
                <text:p>0.60016260219338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1.4319830578399">
                <text:p>31.4319830578399</text:p>
              </table:table-cell>
              <table:table-cell office:value-type="float" office:value="0.530214706830431">
                <text:p>0.5302147068304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.8854228437943">
                <text:p>31.8854228437943</text:p>
              </table:table-cell>
              <table:table-cell office:value-type="float" office:value="0.501682028356183">
                <text:p>0.50168202835618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2.129850315032">
                <text:p>32.129850315032</text:p>
              </table:table-cell>
              <table:table-cell office:value-type="float" office:value="0.451871953241076">
                <text:p>0.4518719532410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.1110876487867">
                <text:p>31.1110876487867</text:p>
              </table:table-cell>
              <table:table-cell office:value-type="float" office:value="0.428743121295534">
                <text:p>0.42874312129553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1.4280948398973">
                <text:p>31.4280948398973</text:p>
              </table:table-cell>
              <table:table-cell office:value-type="float" office:value="0.445056396990306">
                <text:p>0.44505639699030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2.5576135525386">
                <text:p>32.5576135525386</text:p>
              </table:table-cell>
              <table:table-cell office:value-type="float" office:value="0.423821354974171">
                <text:p>0.4238213549741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.8005596805704">
                <text:p>32.8005596805704</text:p>
              </table:table-cell>
              <table:table-cell office:value-type="float" office:value="0.400734947894438">
                <text:p>0.40073494789443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2.3307547716918">
                <text:p>32.330754771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2.5101533577476">
                <text:p>32.5101533577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1.3865998200303">
                <text:p>31.386599820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2.0271135209002">
                <text:p>32.0271135209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3.1120014769922">
                <text:p>33.1120014769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2.1343485725704">
                <text:p>32.134348572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2.9527528880827">
                <text:p>32.9527528880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2.0085756323478">
                <text:p>32.008575632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9.5391035509297">
                <text:p>29.5391035509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3.7565957510737">
                <text:p>33.7565957510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1.7868753750078">
                <text:p>31.7868753750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3.2310552415964">
                <text:p>33.2310552415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3.1334468393034">
                <text:p>33.1334468393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3.052411319128">
                <text:p>33.05241131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.1847023414601">
                <text:p>33.184702341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2.5706618087888">
                <text:p>32.570661808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.7660065690383">
                <text:p>32.766006569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2.8495445409149">
                <text:p>32.849544540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3.098386126598">
                <text:p>33.09838612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2.6272467493955">
                <text:p>32.627246749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2.7479469273052">
                <text:p>32.7479469273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2.2577140109957">
                <text:p>32.2577140109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3.5163830999964">
                <text:p>33.516383099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3.1085846406166">
                <text:p>33.108584640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3.1599008057968">
                <text:p>33.159900805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3.4740273862183">
                <text:p>33.474027386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4.0533291937251">
                <text:p>34.053329193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3.40965937933">
                <text:p>33.4096593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2.9537780644457">
                <text:p>32.953778064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3.9694065161774">
                <text:p>33.969406516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3.1007804909013">
                <text:p>33.100780490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3.5229547631105">
                <text:p>33.522954763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.6430859903067">
                <text:p>33.643085990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.4650619584655">
                <text:p>33.4650619584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3.9820460762727">
                <text:p>33.982046076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2.9852749168076">
                <text:p>32.985274916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3.6764483528378">
                <text:p>33.6764483528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3.1410650026342">
                <text:p>33.1410650026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3.7259508175601">
                <text:p>33.725950817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3.7443308463972">
                <text:p>33.744330846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4.7011060247451">
                <text:p>34.7011060247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3.7139517614955">
                <text:p>33.713951761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3.3559768497351">
                <text:p>33.3559768497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4.1188905699868">
                <text:p>34.1188905699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3.9851657140776">
                <text:p>33.985165714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.8995427639056">
                <text:p>33.899542763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3.3546671161533">
                <text:p>33.354667116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3.0619260309793">
                <text:p>33.0619260309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4.532149468131">
                <text:p>34.53214946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.7359292753456">
                <text:p>33.73592927534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